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text-properties fo:color="#188038" style:font-name="Roboto Mono" style:font-name-asian="Roboto Mono1" style:font-name-complex="Roboto Mono1"/>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5in" fo:margin-right="0in" fo:margin-top="0.1665in" fo:margin-bottom="0.1665in" loext:contextual-spacing="false" fo:line-height="100%" fo:text-indent="0in" style:auto-text-indent="false"/>
    </style:style>
    <style:style style:name="P4" style:family="paragraph" style:parent-style-name="Standard" style:master-page-name="Standard">
      <style:paragraph-properties fo:margin-left="0.5in" fo:margin-right="0in" fo:text-indent="0in" style:auto-text-indent="false" style:page-number="1"/>
    </style:style>
    <style:style style:name="P5"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31">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19">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26">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21"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23"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25">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28">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30" style:family="paragraph" style:parent-style-name="Standard" style:list-style-name="WWNum31">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37"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38"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39" style:family="paragraph" style:parent-style-name="Standard" style:list-style-name="WWNum26">
      <style:paragraph-properties fo:margin-left="0.5in" fo:margin-right="0in" fo:margin-top="0in" fo:margin-bottom="0in" loext:contextual-spacing="false" fo:line-height="100%" fo:text-indent="-0.25in" style:auto-text-indent="false"/>
    </style:style>
    <style:style style:name="P40"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41"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42"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43"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44"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45"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46"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47"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31">
      <style:paragraph-properties fo:margin-left="0.5in" fo:margin-right="0in" fo:margin-top="0in" fo:margin-bottom="0.1665in" loext:contextual-spacing="false" fo:line-height="100%" fo:text-indent="-0.25in" style:auto-text-indent="false"/>
    </style:style>
    <style:style style:name="P50"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51"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52" style:family="paragraph" style:parent-style-name="Standard" style:list-style-name="WWNum30">
      <style:paragraph-properties fo:margin-left="0.5in" fo:margin-right="0in" fo:margin-top="0in" fo:margin-bottom="0.1665in" loext:contextual-spacing="false" fo:line-height="100%" fo:text-indent="-0.25in" style:auto-text-indent="false"/>
    </style:style>
    <style:style style:name="P53"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54"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55"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56"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57"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58" style:family="paragraph" style:parent-style-name="Standard" style:list-style-name="WWNum18">
      <style:paragraph-properties fo:margin-left="0.5in" fo:margin-right="0in" fo:margin-top="0in" fo:margin-bottom="0.1665in" loext:contextual-spacing="false" fo:line-height="100%" fo:text-indent="-0.25in" style:auto-text-indent="false"/>
    </style:style>
    <style:style style:name="P59"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60" style:family="paragraph" style:parent-style-name="Standard" style:list-style-name="WWNum23">
      <style:paragraph-properties fo:margin-left="0.5in" fo:margin-right="0in" fo:margin-top="0in" fo:margin-bottom="0.1665in" loext:contextual-spacing="false" fo:line-height="100%" fo:text-indent="-0.25in" style:auto-text-indent="false"/>
    </style:style>
    <style:style style:name="P61"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62" style:family="paragraph" style:parent-style-name="Standard" style:list-style-name="WWNum7">
      <style:paragraph-properties fo:margin-left="0.5in" fo:margin-right="0in" fo:margin-top="0.1665in" fo:margin-bottom="0.1665in" loext:contextual-spacing="false" fo:line-height="100%" fo:text-indent="-0.25in" style:auto-text-indent="false"/>
    </style:style>
    <style:style style:name="P63" style:family="paragraph" style:parent-style-name="Standard" style:list-style-name="WWNum30">
      <style:paragraph-properties fo:margin-left="0.5in" fo:margin-right="0in" fo:margin-top="0.1665in" fo:margin-bottom="0.1665in" loext:contextual-spacing="false" fo:line-height="100%" fo:text-indent="-0.25in" style:auto-text-indent="false"/>
    </style:style>
    <style:style style:name="P64" style:family="paragraph" style:parent-style-name="Standard" style:list-style-name="WWNum6">
      <style:paragraph-properties fo:margin-left="0.5in" fo:margin-right="0in" fo:margin-top="0.1665in" fo:margin-bottom="0.1665in" loext:contextual-spacing="false" fo:line-height="100%" fo:text-indent="-0.25in" style:auto-text-indent="false"/>
    </style:style>
    <style:style style:name="P65" style:family="paragraph" style:parent-style-name="Standard" style:list-style-name="WWNum24">
      <style:paragraph-properties fo:margin-left="0.5in" fo:margin-right="0in" fo:margin-top="0.1665in" fo:margin-bottom="0.1665in" loext:contextual-spacing="false" fo:line-height="100%" fo:text-indent="-0.25in" style:auto-text-indent="false"/>
    </style:style>
    <style:style style:name="P66" style:family="paragraph" style:parent-style-name="Standard" style:list-style-name="WWNum3">
      <style:paragraph-properties fo:margin-left="0.5in" fo:margin-right="0in" fo:margin-top="0.1665in" fo:margin-bottom="0.1665in" loext:contextual-spacing="false" fo:line-height="100%" fo:text-indent="-0.25in" style:auto-text-indent="false"/>
    </style:style>
    <style:style style:name="P67" style:family="paragraph" style:parent-style-name="Standard" style:list-style-name="WWNum11">
      <style:paragraph-properties fo:margin-left="0.5in" fo:margin-right="0in" fo:margin-top="0.1665in" fo:margin-bottom="0.1665in" loext:contextual-spacing="false" fo:line-height="100%" fo:text-indent="-0.25in" style:auto-text-indent="false"/>
    </style:style>
    <style:style style:name="P68"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69" style:family="paragraph" style:parent-style-name="Standard" style:list-style-name="WWNum12">
      <style:paragraph-properties fo:margin-left="1in" fo:margin-right="0in" fo:margin-top="0in" fo:margin-bottom="0in" loext:contextual-spacing="false" fo:line-height="100%" fo:text-indent="-0.25in" style:auto-text-indent="false"/>
    </style:style>
    <style:style style:name="P70"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71" style:family="paragraph" style:parent-style-name="Standard" style:list-style-name="WWNum29">
      <style:paragraph-properties fo:margin-left="1in" fo:margin-right="0in" fo:margin-top="0in" fo:margin-bottom="0in" loext:contextual-spacing="false" fo:line-height="100%" fo:text-indent="-0.25in" style:auto-text-indent="false"/>
    </style:style>
    <style:style style:name="P72" style:family="paragraph" style:parent-style-name="Standard" style:list-style-name="WWNum21">
      <style:paragraph-properties fo:margin-left="1in" fo:margin-right="0in" fo:margin-top="0in" fo:margin-bottom="0in" loext:contextual-spacing="false" fo:line-height="100%" fo:text-indent="-0.25in" style:auto-text-indent="false"/>
    </style:style>
    <style:style style:name="P73" style:family="paragraph" style:parent-style-name="Standard" style:list-style-name="WWNum15">
      <style:paragraph-properties fo:margin-left="1in" fo:margin-right="0in" fo:margin-top="0in" fo:margin-bottom="0in" loext:contextual-spacing="false" fo:line-height="100%" fo:text-indent="-0.25in" style:auto-text-indent="false"/>
    </style:style>
    <style:style style:name="P74"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75" style:family="paragraph" style:parent-style-name="Standard" style:list-style-name="WWNum16">
      <style:paragraph-properties fo:margin-left="1in" fo:margin-right="0in" fo:margin-top="0in" fo:margin-bottom="0in" loext:contextual-spacing="false" fo:line-height="100%" fo:text-indent="-0.25in" style:auto-text-indent="false"/>
    </style:style>
    <style:style style:name="P76" style:family="paragraph" style:parent-style-name="Standard" style:list-style-name="WWNum19">
      <style:paragraph-properties fo:margin-left="1in" fo:margin-right="0in" fo:margin-top="0in" fo:margin-bottom="0in" loext:contextual-spacing="false" fo:line-height="100%" fo:text-indent="-0.25in" style:auto-text-indent="false"/>
    </style:style>
    <style:style style:name="P77"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78" style:family="paragraph" style:parent-style-name="Standard" style:list-style-name="WWNum26">
      <style:paragraph-properties fo:margin-left="1in" fo:margin-right="0in" fo:margin-top="0in" fo:margin-bottom="0in" loext:contextual-spacing="false" fo:line-height="100%" fo:text-indent="-0.25in" style:auto-text-indent="false"/>
    </style:style>
    <style:style style:name="P79" style:family="paragraph" style:parent-style-name="Standard" style:list-style-name="WWNum17">
      <style:paragraph-properties fo:margin-left="1in" fo:margin-right="0in" fo:margin-top="0in" fo:margin-bottom="0in" loext:contextual-spacing="false" fo:line-height="100%" fo:text-indent="-0.25in" style:auto-text-indent="false"/>
    </style:style>
    <style:style style:name="P80" style:family="paragraph" style:parent-style-name="Standard" style:list-style-name="WWNum8">
      <style:paragraph-properties fo:margin-left="1in" fo:margin-right="0in" fo:margin-top="0in" fo:margin-bottom="0in" loext:contextual-spacing="false" fo:line-height="100%" fo:text-indent="-0.25in" style:auto-text-indent="false"/>
    </style:style>
    <style:style style:name="P81" style:family="paragraph" style:parent-style-name="Standard" style:list-style-name="WWNum20">
      <style:paragraph-properties fo:margin-left="1in" fo:margin-right="0in" fo:margin-top="0in" fo:margin-bottom="0in" loext:contextual-spacing="false" fo:line-height="100%" fo:text-indent="-0.25in" style:auto-text-indent="false"/>
    </style:style>
    <style:style style:name="P82" style:family="paragraph" style:parent-style-name="Standard" style:list-style-name="WWNum27">
      <style:paragraph-properties fo:margin-left="1in" fo:margin-right="0in" fo:margin-top="0in" fo:margin-bottom="0in" loext:contextual-spacing="false" fo:line-height="100%" fo:text-indent="-0.25in" style:auto-text-indent="false"/>
    </style:style>
    <style:style style:name="P83" style:family="paragraph" style:parent-style-name="Standard" style:list-style-name="WWNum10">
      <style:paragraph-properties fo:margin-left="1in" fo:margin-right="0in" fo:margin-top="0in" fo:margin-bottom="0in" loext:contextual-spacing="false" fo:line-height="100%" fo:text-indent="-0.25in" style:auto-text-indent="false"/>
    </style:style>
    <style:style style:name="P84" style:family="paragraph" style:parent-style-name="Standard" style:list-style-name="WWNum13">
      <style:paragraph-properties fo:margin-left="1in" fo:margin-right="0in" fo:margin-top="0in" fo:margin-bottom="0in" loext:contextual-spacing="false" fo:line-height="100%" fo:text-indent="-0.25in" style:auto-text-indent="false"/>
    </style:style>
    <style:style style:name="P85" style:family="paragraph" style:parent-style-name="Standard" style:list-style-name="WWNum6">
      <style:paragraph-properties fo:margin-left="1in" fo:margin-right="0in" fo:margin-top="0in" fo:margin-bottom="0in" loext:contextual-spacing="false" fo:line-height="100%" fo:text-indent="-0.25in" style:auto-text-indent="false"/>
    </style:style>
    <style:style style:name="P86" style:family="paragraph" style:parent-style-name="Standard" style:list-style-name="WWNum9">
      <style:paragraph-properties fo:margin-left="1in" fo:margin-right="0in" fo:margin-top="0in" fo:margin-bottom="0in" loext:contextual-spacing="false" fo:line-height="100%" fo:text-indent="-0.25in" style:auto-text-indent="false"/>
    </style:style>
    <style:style style:name="P87" style:family="paragraph" style:parent-style-name="Standard" style:list-style-name="WWNum25">
      <style:paragraph-properties fo:margin-left="1in" fo:margin-right="0in" fo:margin-top="0in" fo:margin-bottom="0in" loext:contextual-spacing="false" fo:line-height="100%" fo:text-indent="-0.25in" style:auto-text-indent="false"/>
    </style:style>
    <style:style style:name="P88" style:family="paragraph" style:parent-style-name="Standard" style:list-style-name="WWNum28">
      <style:paragraph-properties fo:margin-left="1in" fo:margin-right="0in" fo:margin-top="0in" fo:margin-bottom="0in" loext:contextual-spacing="false" fo:line-height="100%" fo:text-indent="-0.25in" style:auto-text-indent="false"/>
    </style:style>
    <style:style style:name="P89"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90" style:family="paragraph" style:parent-style-name="Standard" style:list-style-name="WWNum4">
      <style:paragraph-properties fo:margin-left="1in" fo:margin-right="0in" fo:margin-top="0in" fo:margin-bottom="0.1665in" loext:contextual-spacing="false" fo:line-height="100%" fo:text-indent="-0.25in" style:auto-text-indent="false"/>
    </style:style>
    <style:style style:name="P91" style:family="paragraph" style:parent-style-name="Standard" style:list-style-name="WWNum12">
      <style:paragraph-properties fo:margin-left="1in" fo:margin-right="0in" fo:margin-top="0in" fo:margin-bottom="0.1665in" loext:contextual-spacing="false" fo:line-height="100%" fo:text-indent="-0.25in" style:auto-text-indent="false"/>
    </style:style>
    <style:style style:name="P92"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93" style:family="paragraph" style:parent-style-name="Standard" style:list-style-name="WWNum29">
      <style:paragraph-properties fo:margin-left="1in" fo:margin-right="0in" fo:margin-top="0in" fo:margin-bottom="0.1665in" loext:contextual-spacing="false" fo:line-height="100%" fo:text-indent="-0.25in" style:auto-text-indent="false"/>
    </style:style>
    <style:style style:name="P94" style:family="paragraph" style:parent-style-name="Standard" style:list-style-name="WWNum21">
      <style:paragraph-properties fo:margin-left="1in" fo:margin-right="0in" fo:margin-top="0in" fo:margin-bottom="0.1665in" loext:contextual-spacing="false" fo:line-height="100%" fo:text-indent="-0.25in" style:auto-text-indent="false"/>
    </style:style>
    <style:style style:name="P95" style:family="paragraph" style:parent-style-name="Standard" style:list-style-name="WWNum15">
      <style:paragraph-properties fo:margin-left="1in" fo:margin-right="0in" fo:margin-top="0in" fo:margin-bottom="0.1665in" loext:contextual-spacing="false" fo:line-height="100%" fo:text-indent="-0.25in" style:auto-text-indent="false"/>
    </style:style>
    <style:style style:name="P96" style:family="paragraph" style:parent-style-name="Standard" style:list-style-name="WWNum7">
      <style:paragraph-properties fo:margin-left="1in" fo:margin-right="0in" fo:margin-top="0in" fo:margin-bottom="0.1665in" loext:contextual-spacing="false" fo:line-height="100%" fo:text-indent="-0.25in" style:auto-text-indent="false"/>
    </style:style>
    <style:style style:name="P97" style:family="paragraph" style:parent-style-name="Standard" style:list-style-name="WWNum16">
      <style:paragraph-properties fo:margin-left="1in" fo:margin-right="0in" fo:margin-top="0in" fo:margin-bottom="0.1665in" loext:contextual-spacing="false" fo:line-height="100%" fo:text-indent="-0.25in" style:auto-text-indent="false"/>
    </style:style>
    <style:style style:name="P98" style:family="paragraph" style:parent-style-name="Standard" style:list-style-name="WWNum19">
      <style:paragraph-properties fo:margin-left="1in" fo:margin-right="0in" fo:margin-top="0in" fo:margin-bottom="0.1665in" loext:contextual-spacing="false" fo:line-height="100%" fo:text-indent="-0.25in" style:auto-text-indent="false"/>
    </style:style>
    <style:style style:name="P99" style:family="paragraph" style:parent-style-name="Standard" style:list-style-name="WWNum5">
      <style:paragraph-properties fo:margin-left="1in" fo:margin-right="0in" fo:margin-top="0in" fo:margin-bottom="0.1665in" loext:contextual-spacing="false" fo:line-height="100%" fo:text-indent="-0.25in" style:auto-text-indent="false"/>
    </style:style>
    <style:style style:name="P100" style:family="paragraph" style:parent-style-name="Standard" style:list-style-name="WWNum26">
      <style:paragraph-properties fo:margin-left="1in" fo:margin-right="0in" fo:margin-top="0in" fo:margin-bottom="0.1665in" loext:contextual-spacing="false" fo:line-height="100%" fo:text-indent="-0.25in" style:auto-text-indent="false"/>
    </style:style>
    <style:style style:name="P101" style:family="paragraph" style:parent-style-name="Standard" style:list-style-name="WWNum30">
      <style:paragraph-properties fo:margin-left="1in" fo:margin-right="0in" fo:margin-top="0in" fo:margin-bottom="0.1665in" loext:contextual-spacing="false" fo:line-height="100%" fo:text-indent="-0.25in" style:auto-text-indent="false"/>
    </style:style>
    <style:style style:name="P102" style:family="paragraph" style:parent-style-name="Standard" style:list-style-name="WWNum8">
      <style:paragraph-properties fo:margin-left="1in" fo:margin-right="0in" fo:margin-top="0in" fo:margin-bottom="0.1665in" loext:contextual-spacing="false" fo:line-height="100%" fo:text-indent="-0.25in" style:auto-text-indent="false"/>
    </style:style>
    <style:style style:name="P103" style:family="paragraph" style:parent-style-name="Standard" style:list-style-name="WWNum10">
      <style:paragraph-properties fo:margin-left="1in" fo:margin-right="0in" fo:margin-top="0in" fo:margin-bottom="0.1665in" loext:contextual-spacing="false" fo:line-height="100%" fo:text-indent="-0.25in" style:auto-text-indent="false"/>
    </style:style>
    <style:style style:name="P104" style:family="paragraph" style:parent-style-name="Standard" style:list-style-name="WWNum13">
      <style:paragraph-properties fo:margin-left="1in" fo:margin-right="0in" fo:margin-top="0in" fo:margin-bottom="0.1665in" loext:contextual-spacing="false" fo:line-height="100%" fo:text-indent="-0.25in" style:auto-text-indent="false"/>
    </style:style>
    <style:style style:name="P105" style:family="paragraph" style:parent-style-name="Standard" style:list-style-name="WWNum6">
      <style:paragraph-properties fo:margin-left="1in" fo:margin-right="0in" fo:margin-top="0in" fo:margin-bottom="0.1665in" loext:contextual-spacing="false" fo:line-height="100%" fo:text-indent="-0.25in" style:auto-text-indent="false"/>
    </style:style>
    <style:style style:name="P106" style:family="paragraph" style:parent-style-name="Standard" style:list-style-name="WWNum18">
      <style:paragraph-properties fo:margin-left="1in" fo:margin-right="0in" fo:margin-top="0in" fo:margin-bottom="0.1665in" loext:contextual-spacing="false" fo:line-height="100%" fo:text-indent="-0.25in" style:auto-text-indent="false"/>
    </style:style>
    <style:style style:name="P107" style:family="paragraph" style:parent-style-name="Standard" style:list-style-name="WWNum25">
      <style:paragraph-properties fo:margin-left="1in" fo:margin-right="0in" fo:margin-top="0in" fo:margin-bottom="0.1665in" loext:contextual-spacing="false" fo:line-height="100%" fo:text-indent="-0.25in" style:auto-text-indent="false"/>
    </style:style>
    <style:style style:name="P108" style:family="paragraph" style:parent-style-name="Standard" style:list-style-name="WWNum28">
      <style:paragraph-properties fo:margin-left="1in" fo:margin-right="0in" fo:margin-top="0in" fo:margin-bottom="0.1665in" loext:contextual-spacing="false" fo:line-height="100%" fo:text-indent="-0.25in" style:auto-text-indent="false"/>
    </style:style>
    <style:style style:name="P109" style:family="paragraph" style:parent-style-name="Standard" style:list-style-name="WWNum2">
      <style:paragraph-properties fo:margin-left="1in" fo:margin-right="0in" fo:margin-top="0in" fo:margin-bottom="0.1665in" loext:contextual-spacing="false" fo:line-height="100%" fo:text-indent="-0.25in" style:auto-text-indent="false"/>
    </style:style>
    <style:style style:name="P110" style:family="paragraph" style:parent-style-name="Standard" style:list-style-name="WWNum1">
      <style:paragraph-properties fo:margin-left="1in" fo:margin-right="0in" fo:margin-top="0.1665in" fo:margin-bottom="0in" loext:contextual-spacing="false" fo:line-height="100%" fo:text-indent="-0.25in" style:auto-text-indent="false"/>
    </style:style>
    <style:style style:name="P111" style:family="paragraph" style:parent-style-name="Standard" style:list-style-name="WWNum15">
      <style:paragraph-properties fo:margin-left="1in" fo:margin-right="0in" fo:margin-top="0.1665in" fo:margin-bottom="0in" loext:contextual-spacing="false" fo:line-height="100%" fo:text-indent="-0.25in" style:auto-text-indent="false"/>
    </style:style>
    <style:style style:name="P112" style:family="paragraph" style:parent-style-name="Standard" style:list-style-name="WWNum7">
      <style:paragraph-properties fo:margin-left="1in" fo:margin-right="0in" fo:margin-top="0.1665in" fo:margin-bottom="0in" loext:contextual-spacing="false" fo:line-height="100%" fo:text-indent="-0.25in" style:auto-text-indent="false"/>
    </style:style>
    <style:style style:name="P113" style:family="paragraph" style:parent-style-name="Standard" style:list-style-name="WWNum26">
      <style:paragraph-properties fo:margin-left="1in" fo:margin-right="0in" fo:margin-top="0.1665in" fo:margin-bottom="0in" loext:contextual-spacing="false" fo:line-height="100%" fo:text-indent="-0.25in" style:auto-text-indent="false"/>
    </style:style>
    <style:style style:name="P114" style:family="paragraph" style:parent-style-name="Standard" style:list-style-name="WWNum30">
      <style:paragraph-properties fo:margin-left="1in" fo:margin-right="0in" fo:margin-top="0.1665in" fo:margin-bottom="0in" loext:contextual-spacing="false" fo:line-height="100%" fo:text-indent="-0.25in" style:auto-text-indent="false"/>
    </style:style>
    <style:style style:name="P115" style:family="paragraph" style:parent-style-name="Standard" style:list-style-name="WWNum17">
      <style:paragraph-properties fo:margin-left="1in" fo:margin-right="0in" fo:margin-top="0.1665in" fo:margin-bottom="0in" loext:contextual-spacing="false" fo:line-height="100%" fo:text-indent="-0.25in" style:auto-text-indent="false"/>
    </style:style>
    <style:style style:name="P116" style:family="paragraph" style:parent-style-name="Standard" style:list-style-name="WWNum8">
      <style:paragraph-properties fo:margin-left="1in" fo:margin-right="0in" fo:margin-top="0.1665in" fo:margin-bottom="0in" loext:contextual-spacing="false" fo:line-height="100%" fo:text-indent="-0.25in" style:auto-text-indent="false"/>
    </style:style>
    <style:style style:name="P117" style:family="paragraph" style:parent-style-name="Standard" style:list-style-name="WWNum27">
      <style:paragraph-properties fo:margin-left="1in" fo:margin-right="0in" fo:margin-top="0.1665in" fo:margin-bottom="0in" loext:contextual-spacing="false" fo:line-height="100%" fo:text-indent="-0.25in" style:auto-text-indent="false"/>
    </style:style>
    <style:style style:name="P118" style:family="paragraph" style:parent-style-name="Standard" style:list-style-name="WWNum6">
      <style:paragraph-properties fo:margin-left="1in" fo:margin-right="0in" fo:margin-top="0.1665in" fo:margin-bottom="0in" loext:contextual-spacing="false" fo:line-height="100%" fo:text-indent="-0.25in" style:auto-text-indent="false"/>
    </style:style>
    <style:style style:name="P119" style:family="paragraph" style:parent-style-name="Standard" style:list-style-name="WWNum18">
      <style:paragraph-properties fo:margin-left="1in" fo:margin-right="0in" fo:margin-top="0.1665in" fo:margin-bottom="0in" loext:contextual-spacing="false" fo:line-height="100%" fo:text-indent="-0.25in" style:auto-text-indent="false"/>
    </style:style>
    <style:style style:name="P120" style:family="paragraph" style:parent-style-name="Standard" style:list-style-name="WWNum15">
      <style:paragraph-properties fo:margin-left="1in" fo:margin-right="0in" fo:margin-top="0.1665in" fo:margin-bottom="0.1665in" loext:contextual-spacing="false" fo:line-height="100%" fo:text-indent="-0.25in" style:auto-text-indent="false"/>
    </style:style>
    <style:style style:name="P121" style:family="paragraph" style:parent-style-name="Standard" style:list-style-name="WWNum7">
      <style:paragraph-properties fo:margin-left="1in" fo:margin-right="0in" fo:margin-top="0.1665in" fo:margin-bottom="0.1665in" loext:contextual-spacing="false" fo:line-height="100%" fo:text-indent="-0.25in" style:auto-text-indent="false"/>
    </style:style>
    <style:style style:name="P122" style:family="paragraph" style:parent-style-name="Standard" style:list-style-name="WWNum26">
      <style:paragraph-properties fo:margin-left="1in" fo:margin-right="0in" fo:margin-top="0.1665in" fo:margin-bottom="0.1665in" loext:contextual-spacing="false" fo:line-height="100%" fo:text-indent="-0.25in" style:auto-text-indent="false"/>
    </style:style>
    <style:style style:name="P123" style:family="paragraph" style:parent-style-name="Standard" style:list-style-name="WWNum13">
      <style:paragraph-properties fo:margin-left="1in" fo:margin-right="0in" fo:margin-top="0.1665in" fo:margin-bottom="0.1665in" loext:contextual-spacing="false" fo:line-height="100%" fo:text-indent="-0.25in" style:auto-text-indent="false"/>
    </style:style>
    <style:style style:name="P124" style:family="paragraph" style:parent-style-name="Standard" style:list-style-name="WWNum6">
      <style:paragraph-properties fo:margin-left="1in" fo:margin-right="0in" fo:margin-top="0.1665in" fo:margin-bottom="0.1665in" loext:contextual-spacing="false" fo:line-height="100%" fo:text-indent="-0.25in" style:auto-text-indent="false"/>
    </style:style>
    <style:style style:name="P125" style:family="paragraph" style:parent-style-name="Standard" style:list-style-name="WWNum9">
      <style:paragraph-properties fo:margin-left="1in" fo:margin-right="0in" fo:margin-top="0.1665in" fo:margin-bottom="0.1665in" loext:contextual-spacing="false" fo:line-height="100%" fo:text-indent="-0.25in" style:auto-text-indent="false"/>
    </style:style>
    <style:style style:name="P126" style:family="paragraph" style:parent-style-name="Standard">
      <style:paragraph-properties fo:margin-top="0.1665in" fo:margin-bottom="0.1665in" loext:contextual-spacing="false" fo:line-height="100%"/>
    </style:style>
    <style:style style:name="P127" style:family="paragraph" style:parent-style-name="Standard" style:list-style-name="WWNum21">
      <style:paragraph-properties fo:margin-left="1.5in" fo:margin-right="0in" fo:margin-top="0in" fo:margin-bottom="0in" loext:contextual-spacing="false" fo:line-height="100%" fo:text-indent="-0.25in" style:auto-text-indent="false"/>
    </style:style>
    <style:style style:name="P128" style:family="paragraph" style:parent-style-name="Standard" style:list-style-name="WWNum19">
      <style:paragraph-properties fo:margin-left="1.5in" fo:margin-right="0in" fo:margin-top="0in" fo:margin-bottom="0in" loext:contextual-spacing="false" fo:line-height="100%" fo:text-indent="-0.25in" style:auto-text-indent="false"/>
    </style:style>
    <style:style style:name="P129" style:family="paragraph" style:parent-style-name="Standard" style:list-style-name="WWNum30">
      <style:paragraph-properties fo:margin-left="1.5in" fo:margin-right="0in" fo:margin-top="0in" fo:margin-bottom="0in" loext:contextual-spacing="false" fo:line-height="100%" fo:text-indent="-0.25in" style:auto-text-indent="false"/>
    </style:style>
    <style:style style:name="P130" style:family="paragraph" style:parent-style-name="Standard" style:list-style-name="WWNum20">
      <style:paragraph-properties fo:margin-left="1.5in" fo:margin-right="0in" fo:margin-top="0in" fo:margin-bottom="0in" loext:contextual-spacing="false" fo:line-height="100%" fo:text-indent="-0.25in" style:auto-text-indent="false"/>
    </style:style>
    <style:style style:name="P131" style:family="paragraph" style:parent-style-name="Standard" style:list-style-name="WWNum13">
      <style:paragraph-properties fo:margin-left="1.5in" fo:margin-right="0in" fo:margin-top="0in" fo:margin-bottom="0in" loext:contextual-spacing="false" fo:line-height="100%" fo:text-indent="-0.25in" style:auto-text-indent="false"/>
    </style:style>
    <style:style style:name="P132" style:family="paragraph" style:parent-style-name="Standard" style:list-style-name="WWNum21">
      <style:paragraph-properties fo:margin-left="1.5in" fo:margin-right="0in" fo:margin-top="0in" fo:margin-bottom="0.1665in" loext:contextual-spacing="false" fo:line-height="100%" fo:text-indent="-0.25in" style:auto-text-indent="false"/>
    </style:style>
    <style:style style:name="P133" style:family="paragraph" style:parent-style-name="Standard" style:list-style-name="WWNum20">
      <style:paragraph-properties fo:margin-left="1.5in" fo:margin-right="0in" fo:margin-top="0in" fo:margin-bottom="0.1665in" loext:contextual-spacing="false" fo:line-height="100%" fo:text-indent="-0.25in" style:auto-text-indent="false"/>
    </style:style>
    <style:style style:name="P134" style:family="paragraph" style:parent-style-name="Standard" style:list-style-name="WWNum20">
      <style:paragraph-properties fo:margin-left="1.5in" fo:margin-right="0in" fo:margin-top="0.1665in" fo:margin-bottom="0in" loext:contextual-spacing="false" fo:line-height="100%" fo:text-indent="-0.25in" style:auto-text-indent="false"/>
    </style:style>
    <style:style style:name="P135" style:family="paragraph" style:parent-style-name="Standard">
      <style:paragraph-properties fo:margin-left="1in" fo:margin-right="0in" fo:margin-top="0.1665in" fo:margin-bottom="0.1665in" loext:contextual-spacing="false" fo:line-height="100%" fo:text-indent="0in" style:auto-text-indent="false"/>
    </style:style>
    <style:style style:name="P136" style:family="paragraph" style:parent-style-name="Heading_20_4">
      <style:paragraph-properties fo:margin-top="0.1665in" fo:margin-bottom="0.028in" loext:contextual-spacing="false" fo:line-height="100%" fo:keep-together="auto" fo:keep-with-next="auto"/>
    </style:style>
    <style:style style:name="P137" style:family="paragraph" style:parent-style-name="Heading_20_3">
      <style:paragraph-properties fo:margin-top="0.1945in" fo:margin-bottom="0.0555in" loext:contextual-spacing="false" fo:line-height="100%" fo:keep-together="auto" fo:keep-with-next="auto"/>
    </style:style>
    <style:style style:name="T1" style:family="text">
      <style:text-properties fo:color="#000000" fo:font-size="13pt" fo:font-weight="bold" style:font-size-asian="13pt" style:font-weight-asian="bold" style:font-size-complex="13pt"/>
    </style:style>
    <style:style style:name="T2" style:family="text">
      <style:text-properties fo:color="#000000" fo:font-size="11pt" fo:font-weight="bold" style:font-size-asian="11pt" style:font-weight-asian="bold" style:font-size-complex="11pt"/>
    </style:style>
    <style:style style:name="T3" style:family="text">
      <style:text-properties fo:font-weight="bold" style:font-weight-asian="bold"/>
    </style:style>
    <style:style style:name="T4" style:family="text">
      <style:text-properties fo:color="#1155cc" style:text-underline-style="solid" style:text-underline-width="auto" style:text-underline-color="font-color"/>
    </style:style>
    <style:style style:name="T5" style:family="text">
      <style:text-properties fo:color="#188038" style:font-name="Roboto Mono" style:font-name-asian="Roboto Mono1" style:font-name-complex="Roboto Mono1"/>
    </style:style>
    <style:style style:name="T6" style:family="text">
      <style:text-properties fo:color="#188038" style:font-name="Roboto Mono" fo:font-weight="bold" style:font-name-asian="Roboto Mono1" style:font-weight-asian="bold" style:font-name-complex="Roboto Mono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OPERATING SYSTEM:</text:p>
      <text:p text:style-name="P2">MICROSOFT WINDOWS</text:p>
      <text:p text:style-name="P2"/>
      <text:p text:style-name="P137"><text:bookmark text:name="_c7x01kd08gki"/><text:span text:style-name="T1">Downloading Windows Installation Media:</text:span></text:p>
      <text:list xml:id="list210150878" text:style-name="WWNum4">
        <text:list-item>
          <text:p text:style-name="P5"><text:span text:style-name="T3">Prepare a USB Drive</text:span>:</text:p>
          <text:list>
            <text:list-item>
              <text:p text:style-name="P68">Obtain a USB flash drive with at least 8 GB of storage capacity. Ensure it's empty or that you don't mind losing its contents because the process will erase everything on it.</text:p>
            </text:list-item>
          </text:list>
        </text:list-item>
        <text:list-item>
          <text:p text:style-name="P28"><text:span text:style-name="T3">Visit Microsoft's Website</text:span>:</text:p>
          <text:list>
            <text:list-item>
              <text:p text:style-name="P68">Open your web browser and go to the<text:a xlink:type="simple" xlink:href="https://www.microsoft.com/software-download/windows10" text:style-name="ListLabel_20_280" text:visited-style-name="ListLabel_20_280"> </text:a><text:a xlink:type="simple" xlink:href="https://www.microsoft.com/software-download/windows10" text:style-name="ListLabel_20_281" text:visited-style-name="ListLabel_20_281"><text:span text:style-name="T4">Microsoft Windows 10 download page</text:span></text:a>.</text:p>
            </text:list-item>
          </text:list>
        </text:list-item>
        <text:list-item>
          <text:p text:style-name="P28"><text:span text:style-name="T3">Create Windows Installation Media</text:span>:</text:p>
          <text:list>
            <text:list-item>
              <text:p text:style-name="P68">Click on the "Download tool now" button. This downloads the Media Creation Tool from Microsoft.</text:p>
            </text:list-item>
          </text:list>
        </text:list-item>
        <text:list-item>
          <text:p text:style-name="P28"><text:span text:style-name="T3">Run the Media Creation Tool</text:span>:</text:p>
          <text:list>
            <text:list-item>
              <text:p text:style-name="P68">Once downloaded, run the Media Creation Tool.</text:p>
            </text:list-item>
          </text:list>
        </text:list-item>
        <text:list-item>
          <text:p text:style-name="P28"><text:span text:style-name="T3">Accept Terms</text:span>:</text:p>
          <text:list>
            <text:list-item>
              <text:p text:style-name="P68">Read and accept the license terms.</text:p>
            </text:list-item>
          </text:list>
        </text:list-item>
        <text:list-item>
          <text:p text:style-name="P28"><text:span text:style-name="T3">Choose Installation Media</text:span>:</text:p>
          <text:list>
            <text:list-item>
              <text:p text:style-name="P68">Select "Create installation media for another PC" and click "Next".</text:p>
            </text:list-item>
          </text:list>
        </text:list-item>
        <text:list-item>
          <text:p text:style-name="P28"><text:span text:style-name="T3">Select Language, Edition, and Architecture</text:span>:</text:p>
          <text:list>
            <text:list-item>
              <text:p text:style-name="P68">Choose the language, edition, and architecture ‘ 64-bit, <text:s/>that you want to download. </text:p>
            </text:list-item>
          </text:list>
        </text:list-item>
        <text:list-item>
          <text:p text:style-name="P28"><text:span text:style-name="T3">Choose Media Type</text:span>:</text:p>
          <text:list>
            <text:list-item>
              <text:p text:style-name="P68">Select "USB flash drive" and click "Next".</text:p>
            </text:list-item>
          </text:list>
        </text:list-item>
        <text:list-item>
          <text:p text:style-name="P28"><text:soft-page-break/><text:span text:style-name="T3">Select USB Drive</text:span>:</text:p>
          <text:list>
            <text:list-item>
              <text:p text:style-name="P68">Choose the USB drive you prepared earlier from the list and click "Next". Make sure you select the correct drive as it will be formatted and all data will be erased.</text:p>
            </text:list-item>
          </text:list>
        </text:list-item>
        <text:list-item>
          <text:p text:style-name="P28"><text:span text:style-name="T3">Download and Creation</text:span>:</text:p>
          <text:list>
            <text:list-item>
              <text:p text:style-name="P68">The tool will download Windows and create the installation media on your USB drive. </text:p>
            </text:list-item>
          </text:list>
        </text:list-item>
        <text:list-item>
          <text:p text:style-name="P28"><text:span text:style-name="T3">Completion</text:span>:</text:p>
          <text:list>
            <text:list-item>
              <text:p text:style-name="P90">Once done, you'll see a message that the USB flash drive is ready.</text:p>
            </text:list-item>
          </text:list>
        </text:list-item>
      </text:list>
      <text:p text:style-name="P137"><text:bookmark text:name="_9iou4ks3gb4h"/><text:span text:style-name="T1">Installing Windows:</text:span></text:p>
      <text:list xml:id="list272389652" text:style-name="WWNum12">
        <text:list-item>
          <text:p text:style-name="P6"><text:span text:style-name="T3">Insert USB Drive</text:span>:</text:p>
          <text:list>
            <text:list-item>
              <text:p text:style-name="P69">Insert the USB drive into the computer where you want to install Windows.</text:p>
            </text:list-item>
          </text:list>
        </text:list-item>
        <text:list-item>
          <text:p text:style-name="P29"><text:span text:style-name="T3">Restart Your Computer</text:span>:</text:p>
          <text:list>
            <text:list-item>
              <text:p text:style-name="P69">Restart your computer and enter the BIOS or UEFI firmware settings br pressing, F10, </text:p>
            </text:list-item>
          </text:list>
        </text:list-item>
        <text:list-item>
          <text:p text:style-name="P29"><text:span text:style-name="T3">Boot from USB</text:span>:</text:p>
          <text:list>
            <text:list-item>
              <text:p text:style-name="P69">Open UEFI <text:s/>setting and <text:s/>navigate to the Boot menu and set the USB drive as the primary boot device. Save changes and exit UEFI.</text:p>
            </text:list-item>
          </text:list>
        </text:list-item>
        <text:list-item>
          <text:p text:style-name="P29"><text:span text:style-name="T3">Start Windows Installation</text:span>:</text:p>
          <text:list>
            <text:list-item>
              <text:p text:style-name="P69">Your computer will now boot from the USB drive. Follow the on-screen instructions to begin the Windows installation process.</text:p>
            </text:list-item>
          </text:list>
        </text:list-item>
        <text:list-item>
          <text:p text:style-name="P29"><text:span text:style-name="T3">Select Language and Settings</text:span>:</text:p>
          <text:list>
            <text:list-item>
              <text:p text:style-name="P69">Choose your language, time and currency format, and keyboard or input method preferences.</text:p>
            </text:list-item>
          </text:list>
        </text:list-item>
        <text:list-item>
          <text:p text:style-name="P29"><text:span text:style-name="T3">Install Windows</text:span>:</text:p>
          <text:list>
            <text:list-item>
              <text:p text:style-name="P69">Click "Install Now" and proceed through the prompts.</text:p>
            </text:list-item>
          </text:list>
        </text:list-item>
        <text:list-item>
          <text:p text:style-name="P29"><text:span text:style-name="T3">Enter Product Key</text:span>:</text:p>
          <text:list>
            <text:list-item>
              <text:p text:style-name="P69">Enter your Windows product key (if prompted). If you don't have one, you can skip this step for now.</text:p>
            </text:list-item>
          </text:list>
        </text:list-item>
        <text:list-item>
          <text:p text:style-name="P29"><text:soft-page-break/><text:span text:style-name="T3">Select Installation Type</text:span>:</text:p>
          <text:list>
            <text:list-item>
              <text:p text:style-name="P69">Choose between "Upgrade" (if you have a previous version of Windows already installed and want to upgrade) or "Custom" (for a clean installation on a new or formatted drive).</text:p>
            </text:list-item>
          </text:list>
        </text:list-item>
        <text:list-item>
          <text:p text:style-name="P29"><text:span text:style-name="T3">Partition and Format Drives</text:span>:</text:p>
          <text:list>
            <text:list-item>
              <text:p text:style-name="P69">If you choose "Custom", select the drive where you want to install Windows, format it if necessary, and click "Next".</text:p>
            </text:list-item>
          </text:list>
        </text:list-item>
        <text:list-item>
          <text:p text:style-name="P29"><text:span text:style-name="T3">Complete Installation</text:span>:</text:p>
          <text:list>
            <text:list-item>
              <text:p text:style-name="P69">Follow the on-screen instructions to complete the installation. Your computer may restart several times during this process.</text:p>
            </text:list-item>
          </text:list>
        </text:list-item>
        <text:list-item>
          <text:p text:style-name="P29"><text:span text:style-name="T3">Set Up Windows</text:span>:</text:p>
          <text:list>
            <text:list-item>
              <text:p text:style-name="P69">After installation is complete, follow the prompts to personalize Windows settings, create user accounts, and configure your preferences.</text:p>
            </text:list-item>
          </text:list>
        </text:list-item>
        <text:list-item>
          <text:p text:style-name="P29"><text:span text:style-name="T3">Install Drivers and Updates</text:span>:</text:p>
          <text:list>
            <text:list-item>
              <text:p text:style-name="P91">Once Windows is installed, it's important to install drivers for your hardware (like graphics, sound, and network drivers) and run Windows Update to ensure your system is up to date.</text:p>
            </text:list-item>
          </text:list>
        </text:list-item>
      </text:list>
      <text:p text:style-name="P126">T</text:p>
      <text:p text:style-name="Standard"/>
      <text:p text:style-name="P137"><text:bookmark text:name="_6a5k4het19at"/><text:span text:style-name="T1">2)Steps to Install an IDE (Generic)</text:span></text:p>
      <text:list xml:id="list2457479092" text:style-name="WWNum31">
        <text:list-item>
          <text:p text:style-name="P7"><text:span text:style-name="T3">Choose the IDE</text:span>: Select the IDE that best suits your programming needs. Popular choices include Visual Studio Code, IntelliJ IDEA, Eclipse, etc.</text:p>
        </text:list-item>
        <text:list-item>
          <text:p text:style-name="P30"><text:span text:style-name="T3">Check System Requirements</text:span>: Ensure your computer meets the minimum requirements for the IDE you've chosen. Typically, this includes OS version, RAM, disk space, </text:p>
        </text:list-item>
        <text:list-item>
          <text:p text:style-name="P30"><text:span text:style-name="T3">Download the Installer</text:span>: Go to the official website of the IDEcode.visualstudio.com for VS Code) and download the installer suitable for your operating system.</text:p>
        </text:list-item>
        <text:list-item>
          <text:p text:style-name="P30"><text:span text:style-name="T3">Run the Installer</text:span>: Once downloaded, run the installer executable file. Follow the installation wizard instructions.</text:p>
        </text:list-item>
        <text:list-item>
          <text:p text:style-name="P30"><text:span text:style-name="T3">Customize Installation </text:span><text:s text:c="2"/>such as additional plugins, themes, or SDKs. Choose according to your preferences.</text:p>
        </text:list-item>
        <text:list-item>
          <text:p text:style-name="P30"><text:span text:style-name="T3">Complete the Installation</text:span>: Allow the installer to complete the installation process. This may involve installing dependencies or additional components.</text:p>
        </text:list-item>
        <text:list-item>
          <text:p text:style-name="P49"><text:span text:style-name="T3">Launch the IDE</text:span>: Once installed, launch the IDE from your desktop or application menu.</text:p>
        </text:list-item>
      </text:list>
      <text:p text:style-name="P137"><text:bookmark text:name="_uqdqaa3mwmz5"/><text:span text:style-name="T1">Challenges and Solutions</text:span></text:p>
      <text:list xml:id="list3866503954" text:style-name="WWNum1">
        <text:list-item>
          <text:p text:style-name="P8"><text:soft-page-break/><text:s/><text:span text:style-name="T3">Compatibility Issues</text:span> - The IDE may not be compatible with your operating system or other software on your computer.</text:p>
          <text:list>
            <text:list-item>
              <text:p text:style-name="P92"><text:span text:style-name="T3">Solution</text:span>: Check the compatibility requirements before installation. Ensure your OS and related software are up to date.</text:p>
            </text:list-item>
          </text:list>
        </text:list-item>
      </text:list>
      <text:p text:style-name="P3"><text:span text:style-name="T3">.</text:span> <text:span text:style-name="T3">Installation Errors</text:span> - Errors may occur during the installation process due to system settings or file permissions.</text:p>
      <text:list xml:id="list53654080551128" text:continue-numbering="true" text:style-name="WWNum1">
        <text:list-item>
          <text:list>
            <text:list-item>
              <text:p text:style-name="P110"><text:span text:style-name="T3">Solution</text:span>: Run the installer as an administrator or troubleshoot specific error messages by checking the IDE's documentation or community forums.</text:p>
            </text:list-item>
          </text:list>
        </text:list-item>
        <text:list-item>
          <text:p text:style-name="P31"><text:s/><text:span text:style-name="T3">Performance Issues</text:span> - The IDE <text:s/>runs slowly and consumes excessive resources.</text:p>
          <text:list>
            <text:list-item>
              <text:p text:style-name="P70"><text:span text:style-name="T3">Solution</text:span>: Close unnecessary programs running in the background. Adjust IDE settings to optimize performance (e.g., reducing indexing frequency in VS Code).</text:p>
            </text:list-item>
          </text:list>
        </text:list-item>
        <text:list-item>
          <text:p text:style-name="P31"><text:s/><text:span text:style-name="T3">Customization and Configuration</text:span> - Setting up the IDE with preferred themes, plugins, and SDKs can be complex.</text:p>
          <text:list>
            <text:list-item>
              <text:p text:style-name="P92"><text:span text:style-name="T3">Solution</text:span>: Follow online guides or tutorials specific to your IDE. Utilize the built-in extension marketplace (e.g., VS Code Marketplace) to find and install plugins.</text:p>
            </text:list-item>
          </text:list>
        </text:list-item>
      </text:list>
      <text:p text:style-name="P137"><text:bookmark text:name="_qiot17cphen3"/><text:span text:style-name="T1">Steps to Install Visual Studio Code (VS Code)</text:span></text:p>
      <text:list xml:id="list1853023659" text:style-name="WWNum22">
        <text:list-item>
          <text:p text:style-name="P9"><text:span text:style-name="T3">Download VS Code</text:span>: Go to<text:a xlink:type="simple" xlink:href="https://code.visualstudio.com" text:style-name="ListLabel_20_280" text:visited-style-name="ListLabel_20_280"> </text:a><text:a xlink:type="simple" xlink:href="https://code.visualstudio.com" text:style-name="ListLabel_20_281" text:visited-style-name="ListLabel_20_281"><text:span text:style-name="T4">code.visualstudio.com</text:span></text:a> in your web browser.</text:p>
        </text:list-item>
        <text:list-item>
          <text:p text:style-name="P32"><text:span text:style-name="T3">Choose Your OS</text:span>: Click on the download button suitable for your operating system (Windows, macOS, or Linux).</text:p>
        </text:list-item>
        <text:list-item>
          <text:p text:style-name="P32"><text:span text:style-name="T3">Run the Installer</text:span>: Once the download is complete, run the installer executable file.</text:p>
        </text:list-item>
        <text:list-item>
          <text:p text:style-name="P32"><text:span text:style-name="T3">Follow Installation Wizard</text:span>: Follow the prompts in the installation wizard. You may be asked to review and accept the license agreement.</text:p>
        </text:list-item>
        <text:list-item>
          <text:p text:style-name="P32"><text:span text:style-name="T3">Select Destination Folder</text:span>: Choose the destination folder where VS Code will be installed or accept the default location.</text:p>
        </text:list-item>
        <text:list-item>
          <text:p text:style-name="P32"><text:span text:style-name="T3">Create Start Menu Shortcut (Windows)</text:span>: Optionally, select whether you want to create a shortcut on the Start Menu.</text:p>
        </text:list-item>
        <text:list-item>
          <text:p text:style-name="P32"><text:span text:style-name="T3">Install</text:span>: Click "Install" to begin the installation process.</text:p>
        </text:list-item>
        <text:list-item>
          <text:p text:style-name="P32"><text:span text:style-name="T3">Launch VS Code</text:span>: Once installed, you can launch VS Code from your desktop or the Start Menu (on Windows), or from the Applications folder (on macOS).</text:p>
        </text:list-item>
        <text:list-item>
          <text:p text:style-name="P32"><text:span text:style-name="T3">Setup Preferences</text:span>: Upon first launch, customize settings such as themes, key bindings, and install recommended extensions.</text:p>
        </text:list-item>
        <text:list-item>
          <text:p text:style-name="P50"><text:span text:style-name="T3">Verify Installation</text:span>: Create a test file or open an existing project to verify that VS Code is functioning correctly.</text:p>
        </text:list-item>
      </text:list>
      <text:p text:style-name="P137"><text:bookmark text:name="_yk8fx260lfk4"/><text:span text:style-name="T1">Challenges and Solutions (Specific to VS Code)</text:span></text:p>
      <text:list xml:id="list2759481028" text:style-name="WWNum29">
        <text:list-item>
          <text:p text:style-name="P10"><text:s/><text:span text:style-name="T3">Extension Compatibility</text:span>: Some extensions might not work as expected with certain versions of VS Code.</text:p>
          <text:list>
            <text:list-item>
              <text:p text:style-name="P71"><text:soft-page-break/><text:span text:style-name="T3">Solution</text:span>: Check extension compatibility before installing. Update extensions regularly for compatibility with newer VS Code versions.</text:p>
            </text:list-item>
          </text:list>
        </text:list-item>
        <text:list-item>
          <text:p text:style-name="P33">: <text:span text:style-name="T3">Integrating with External Tools</text:span>: Integrating VS Code with external build tools or debuggers may require additional configuration.</text:p>
          <text:list>
            <text:list-item>
              <text:p text:style-name="P71"><text:span text:style-name="T3">Solution</text:span>: Refer to VS Code documentation or community forums for guides on configuring specific tools.</text:p>
            </text:list-item>
          </text:list>
        </text:list-item>
        <text:list-item>
          <text:p text:style-name="P33"><text:s/><text:span text:style-name="T3">Performance with Large Projects</text:span>: VS Code may experience slowdowns with large codebases or resource-intensive extensions.</text:p>
          <text:list>
            <text:list-item>
              <text:p text:style-name="P93"><text:span text:style-name="T3">Solution</text:span>: Use VS Code's built-in performance monitoring tools to identify bottlenecks. Consider disabling unnecessary extensions or optimizing settings.</text:p>
            </text:list-item>
          </text:list>
        </text:list-item>
      </text:list>
      <text:p text:style-name="P137"><text:bookmark text:name="_5ohqogk0yeru"/><text:span text:style-name="T1">3)Installing and Configuring Git on Your Local Machine</text:span></text:p>
      <text:list xml:id="list1938263695" text:style-name="WWNum21">
        <text:list-item>
          <text:p text:style-name="P11"><text:span text:style-name="T3">Download Git:</text:span></text:p>
          <text:list>
            <text:list-item>
              <text:p text:style-name="P72">Go to the<text:a xlink:type="simple" xlink:href="https://git-scm.com/" text:style-name="ListLabel_20_280" text:visited-style-name="ListLabel_20_280"> </text:a><text:a xlink:type="simple" xlink:href="https://git-scm.com/" text:style-name="ListLabel_20_281" text:visited-style-name="ListLabel_20_281"><text:span text:style-name="T4">Git official website</text:span></text:a>.</text:p>
            </text:list-item>
            <text:list-item>
              <text:p text:style-name="P72">Download the installer suitable for your operating system (Windows, macOS, Linux).</text:p>
            </text:list-item>
          </text:list>
        </text:list-item>
        <text:list-item>
          <text:p text:style-name="P34"><text:span text:style-name="T3">Install Git:</text:span></text:p>
          <text:list>
            <text:list-item>
              <text:p text:style-name="P72"><text:span text:style-name="T3">Windows:</text:span></text:p>
              <text:list>
                <text:list-item>
                  <text:p text:style-name="P127">Run the downloaded <text:span text:style-name="T5">.exe</text:span> file.</text:p>
                </text:list-item>
                <text:list-item>
                  <text:p text:style-name="P127">Follow the installation wizard instructions. Leave default options unless you have specific preferences.</text:p>
                </text:list-item>
                <text:list-item>
                  <text:p text:style-name="P127">Select "Use Git from the Windows Command Prompt" or "Use Git from the Command Line and also from 3rd-party software" when prompted.</text:p>
                </text:list-item>
                <text:list-item>
                  <text:p text:style-name="P127">Optionally, configure the line ending conversions (choose "Checkout Windows-style, commit Unix-style line endings").</text:p>
                </text:list-item>
                <text:list-item>
                  <text:p text:style-name="P132">Complete the installation.</text:p>
                </text:list-item>
              </text:list>
            </text:list-item>
          </text:list>
        </text:list-item>
      </text:list>
      <text:p text:style-name="P135"/>
      <text:list xml:id="list53654688815053" text:continue-numbering="true" text:style-name="WWNum21">
        <text:list-item>
          <text:p text:style-name="P11"><text:span text:style-name="T3">Configure Git:</text:span></text:p>
          <text:list>
            <text:list-item>
              <text:p text:style-name="P94">Open a terminal or command prompt.</text:p>
            </text:list-item>
          </text:list>
        </text:list-item>
      </text:list>
      <text:p text:style-name="Standard">Check your settings:<text:line-break/><text:line-break/>Copy code<text:line-break/><text:span text:style-name="T5">git config --global --list</text:span></text:p>
      <text:p text:style-name="P135"/>
      <text:p text:style-name="P137"><text:bookmark text:name="_u65h21uvt9dv"/><text:soft-page-break/><text:span text:style-name="T1">Creating a GitHub Account and Hosting Repositories</text:span></text:p>
      <text:list xml:id="list3346998191" text:style-name="WWNum15">
        <text:list-item>
          <text:p text:style-name="P12"><text:span text:style-name="T3">Create a GitHub Account:</text:span></text:p>
          <text:list>
            <text:list-item>
              <text:p text:style-name="P73">Go to<text:a xlink:type="simple" xlink:href="https://github.com/" text:style-name="ListLabel_20_280" text:visited-style-name="ListLabel_20_280"> </text:a><text:a xlink:type="simple" xlink:href="https://github.com/" text:style-name="ListLabel_20_281" text:visited-style-name="ListLabel_20_281"><text:span text:style-name="T4">GitHub</text:span></text:a> in your web browser.</text:p>
            </text:list-item>
            <text:list-item>
              <text:p text:style-name="P73">Click on "Sign up" and follow the prompts to create your account.</text:p>
            </text:list-item>
            <text:list-item>
              <text:p text:style-name="P73">Verify your email address.</text:p>
            </text:list-item>
          </text:list>
        </text:list-item>
        <text:list-item>
          <text:p text:style-name="P35"><text:span text:style-name="T3">Create a New Repository:</text:span></text:p>
          <text:list>
            <text:list-item>
              <text:p text:style-name="P73">Once logged in, click on the "+" sign in the upper-right corner and select "New repository".</text:p>
            </text:list-item>
            <text:list-item>
              <text:p text:style-name="P73">Enter a name for your repository, a description (optional), and choose between public or private.</text:p>
            </text:list-item>
            <text:list-item>
              <text:p text:style-name="P73">Optionally, initialize the repository with a README file and choose a license.</text:p>
            </text:list-item>
            <text:list-item>
              <text:p text:style-name="P73">Click "Create repository".</text:p>
            </text:list-item>
          </text:list>
        </text:list-item>
        <text:list-item>
          <text:p text:style-name="P35"><text:span text:style-name="T3">Clone the Repository to Your Local Machine:</text:span></text:p>
          <text:list>
            <text:list-item>
              <text:p text:style-name="P73">Go to the repository page on GitHub.</text:p>
            </text:list-item>
            <text:list-item>
              <text:p text:style-name="P73">Click on the green "Code" button and copy the HTTPS or SSH URL.</text:p>
            </text:list-item>
            <text:list-item>
              <text:p text:style-name="P95">Open a terminal or command prompt.</text:p>
            </text:list-item>
          </text:list>
        </text:list-item>
      </text:list>
      <text:p text:style-name="Standard">Navigate to the directory where you want to clone the repository:<text:line-break/>bash<text:line-break/>Copy code<text:line-break/><text:span text:style-name="T5">cd path/to/your/directory</text:span></text:p>
      <text:list xml:id="list53655205168013" text:continue-numbering="true" text:style-name="WWNum15">
        <text:list-item>
          <text:list>
            <text:list-item>
              <text:p text:style-name="P120"/>
            </text:list-item>
          </text:list>
        </text:list-item>
      </text:list>
      <text:p text:style-name="Standard">Clone the repository using the copied URL:<text:line-break/>bash<text:line-break/>Copy code<text:line-break/><text:span text:style-name="T5">git clone https://github.com/username/repository.git</text:span></text:p>
      <text:list xml:id="list53653559340602" text:continue-numbering="true" text:style-name="WWNum15">
        <text:list-item>
          <text:list>
            <text:list-item>
              <text:p text:style-name="P111"/>
            </text:list-item>
            <text:list-item>
              <text:p text:style-name="P95">This creates a local copy of the repository on your machine.</text:p>
            </text:list-item>
          </text:list>
        </text:list-item>
      </text:list>
      <text:p text:style-name="P137"><text:bookmark text:name="_ehyoxnktog81"/><text:span text:style-name="T1">Making Commits to Your Repository</text:span></text:p>
      <text:list xml:id="list3207594724" text:style-name="WWNum7">
        <text:list-item>
          <text:p text:style-name="P62"><text:span text:style-name="T3">Make Changes:</text:span></text:p>
        </text:list-item>
      </text:list>
      <text:p text:style-name="Standard"><text:soft-page-break/>Navigate into your local repository directory:<text:line-break/>bash<text:line-break/>Copy code<text:line-break/><text:span text:style-name="T5">cd repository</text:span></text:p>
      <text:list xml:id="list53653603328364" text:continue-numbering="true" text:style-name="WWNum7">
        <text:list-item>
          <text:list>
            <text:list-item>
              <text:p text:style-name="P112"/>
            </text:list-item>
            <text:list-item>
              <text:p text:style-name="P74">Create or modify files using your preferred text editor or IDE.</text:p>
            </text:list-item>
          </text:list>
        </text:list-item>
        <text:list-item>
          <text:p text:style-name="P51"><text:span text:style-name="T3">Stage Changes:</text:span></text:p>
        </text:list-item>
      </text:list>
      <text:p text:style-name="Standard">Use <text:span text:style-name="T5">git status</text:span> to see the status of your files:<text:line-break/><text:line-break/>Copy code<text:line-break/><text:span text:style-name="T5">git status</text:span></text:p>
      <text:list xml:id="list53655392585996" text:continue-numbering="true" text:style-name="WWNum7">
        <text:list-item>
          <text:list>
            <text:list-item>
              <text:p text:style-name="P121"/>
            </text:list-item>
          </text:list>
        </text:list-item>
      </text:list>
      <text:p text:style-name="Standard">Stage files for commit:<text:line-break/><text:line-break/>Copy code<text:line-break/><text:span text:style-name="T5">git add filename <text:s/># Stage a specific file</text:span></text:p>
      <text:p text:style-name="Standard"><text:span text:style-name="T5">git add . <text:s text:c="8"/># Stage all changes</text:span></text:p>
      <text:list xml:id="list53654449983250" text:continue-numbering="true" text:style-name="WWNum7">
        <text:list-item>
          <text:list>
            <text:list-item>
              <text:p text:style-name="P112"/>
            </text:list-item>
          </text:list>
        </text:list-item>
        <text:list-item>
          <text:p text:style-name="P51"><text:span text:style-name="T3">Commit Changes:</text:span></text:p>
        </text:list-item>
      </text:list>
      <text:p text:style-name="Standard">Commit staged changes with a descriptive message:<text:line-break/>sql<text:line-break/>Copy code<text:line-break/><text:span text:style-name="T5">git commit -m "Add descriptive commit message here"</text:span></text:p>
      <text:list xml:id="list53655474830014" text:continue-numbering="true" text:style-name="WWNum7">
        <text:list-item>
          <text:list>
            <text:list-item>
              <text:p text:style-name="P112"/>
            </text:list-item>
          </text:list>
        </text:list-item>
        <text:list-item>
          <text:p text:style-name="P51"><text:span text:style-name="T3">Push Changes to GitHub:</text:span></text:p>
        </text:list-item>
      </text:list>
      <text:p text:style-name="Standard">Push committed changes to the remote repository (GitHub):<text:line-break/>perl<text:line-break/>Copy code<text:line-break/><text:span text:style-name="T5">git push origin main <text:s/># Replace `main` with your branch name if different</text:span></text:p>
      <text:list xml:id="list53654794419901" text:continue-numbering="true" text:style-name="WWNum7">
        <text:list-item>
          <text:list>
            <text:list-item>
              <text:p text:style-name="P112"/>
            </text:list-item>
            <text:list-item>
              <text:p text:style-name="P96">Enter your GitHub username and password (or token) when prompted.</text:p>
            </text:list-item>
          </text:list>
        </text:list-item>
      </text:list>
      <text:p text:style-name="P137"><text:bookmark text:name="_t2chkc27c405"/><text:span text:style-name="T1">Additional Tips</text:span></text:p>
      <text:list xml:id="list3620646522" text:style-name="WWNum16">
        <text:list-item>
          <text:p text:style-name="P13"><text:span text:style-name="T3">Branching and Merging:</text:span></text:p>
          <text:list>
            <text:list-item>
              <text:p text:style-name="P75">Use <text:span text:style-name="T5">git branch</text:span> to list branches, <text:span text:style-name="T5">git checkout -b branchname</text:span> to create a new branch, and <text:span text:style-name="T5">git merge branch name</text:span> to merge branches.</text:p>
            </text:list-item>
          </text:list>
        </text:list-item>
        <text:list-item>
          <text:p text:style-name="P36"><text:span text:style-name="T3">Collaboration:</text:span></text:p>
          <text:list>
            <text:list-item>
              <text:p text:style-name="P75">Invite collaborators via GitHub settings or share the repository URL.</text:p>
            </text:list-item>
          </text:list>
        </text:list-item>
        <text:list-item>
          <text:p text:style-name="P36"><text:soft-page-break/><text:span text:style-name="T3">Managing Remote Repositories:</text:span></text:p>
          <text:list>
            <text:list-item>
              <text:p text:style-name="P97">Add multiple remotes (<text:span text:style-name="T5">git remote add</text:span>) for syncing with other hosting services or forks.</text:p>
            </text:list-item>
          </text:list>
        </text:list-item>
      </text:list>
      <text:p text:style-name="P126"/>
      <text:p text:style-name="P137"><text:bookmark text:name="_baiom4gxs3qf"/><text:span text:style-name="T1">4)Installing Python</text:span></text:p>
      <text:p text:style-name="P126"/>
      <text:list xml:id="list412265456" text:style-name="WWNum19">
        <text:list-item>
          <text:p text:style-name="P14"><text:span text:style-name="T3">Download Python:</text:span></text:p>
          <text:list>
            <text:list-item>
              <text:p text:style-name="P76">Go to the<text:a xlink:type="simple" xlink:href="https://www.python.org/" text:style-name="ListLabel_20_280" text:visited-style-name="ListLabel_20_280"> </text:a><text:a xlink:type="simple" xlink:href="https://www.python.org/" text:style-name="ListLabel_20_281" text:visited-style-name="ListLabel_20_281"><text:span text:style-name="T4">official Python website</text:span></text:a>.</text:p>
            </text:list-item>
            <text:list-item>
              <text:p text:style-name="P76">Navigate to the Downloads section.</text:p>
            </text:list-item>
            <text:list-item>
              <text:p text:style-name="P76">Choose the latest stable version suitable for your operating system (Windows, macOS, or Linux).</text:p>
            </text:list-item>
          </text:list>
        </text:list-item>
        <text:list-item>
          <text:p text:style-name="P37"><text:span text:style-name="T3">Install Python:</text:span></text:p>
          <text:list>
            <text:list-item>
              <text:p text:style-name="P76"><text:span text:style-name="T3">Windows:</text:span></text:p>
              <text:list>
                <text:list-item>
                  <text:p text:style-name="P128">Run the downloaded <text:span text:style-name="T5">.exe</text:span> file.</text:p>
                </text:list-item>
                <text:list-item>
                  <text:p text:style-name="P128">Make sure to check the box "Add Python X.X to PATH" during installation.</text:p>
                </text:list-item>
                <text:list-item>
                  <text:p text:style-name="P128">Click "Install Now" and follow the prompts.</text:p>
                </text:list-item>
                <text:list-item>
                  <text:p text:style-name="P128">After installation, open a command prompt and type <text:span text:style-name="T5">python --version</text:span> to verify installation.</text:p>
                </text:list-item>
              </text:list>
            </text:list-item>
          </text:list>
        </text:list-item>
        <text:list-item>
          <text:p text:style-name="P37"><text:span text:style-name="T3">Verify Installation:</text:span></text:p>
          <text:list>
            <text:list-item>
              <text:p text:style-name="P76">Open a terminal or command prompt.</text:p>
            </text:list-item>
            <text:list-item>
              <text:p text:style-name="P98">Type <text:span text:style-name="T5">python --version</text:span> or <text:span text:style-name="T5">python3 --version</text:span> to ensure Python is installed and accessible.</text:p>
            </text:list-item>
          </text:list>
        </text:list-item>
      </text:list>
      <text:p text:style-name="P137"><text:bookmark text:name="_tqwxpkn77mu0"/><text:span text:style-name="T1">Challenges and Solutions</text:span></text:p>
      <text:list xml:id="list4010112447" text:style-name="WWNum5">
        <text:list-item>
          <text:p text:style-name="P15"><text:span text:style-name="T3"><text:s/>PATH Configuration (Windows):</text:span></text:p>
          <text:list>
            <text:list-item>
              <text:p text:style-name="P77">Sometimes the PATH environment variable doesn't include Python's installation directory.</text:p>
            </text:list-item>
            <text:list-item>
              <text:p text:style-name="P77"><text:soft-page-break/><text:span text:style-name="T3">Solution:</text:span> During installation, ensure to check "Add Python X.X to PATH". If missed, manually add Python's installation directory to the PATH.</text:p>
            </text:list-item>
          </text:list>
        </text:list-item>
        <text:list-item>
          <text:p text:style-name="P38"><text:span text:style-name="T3">Different Python Versions (macOS/Linux):</text:span></text:p>
          <text:list>
            <text:list-item>
              <text:p text:style-name="P77">macOS and Linux systems often come with Python pre-installed. However, there may be compatibility issues with different versions.</text:p>
            </text:list-item>
            <text:list-item>
              <text:p text:style-name="P77"><text:span text:style-name="T3">Solution:</text:span> Use <text:span text:style-name="T5">python3</text:span> explicitly to ensure compatibility with the latest version. Virtual environments (virtualenv) can also help manage different Python versions for different projects.</text:p>
            </text:list-item>
          </text:list>
        </text:list-item>
        <text:list-item>
          <text:p text:style-name="P38"><text:span text:style-name="T3"><text:s/>Package Management:</text:span></text:p>
          <text:list>
            <text:list-item>
              <text:p text:style-name="P77">Installing Python packages (<text:span text:style-name="T5">pip install</text:span>) <text:s/>require administrative privileges and <text:s/>conflicting with system packages.</text:p>
            </text:list-item>
            <text:list-item>
              <text:p text:style-name="P99"><text:span text:style-name="T3">Solution:</text:span> Use virtual environments (<text:span text:style-name="T5">venv</text:span> or <text:span text:style-name="T5">virtualenv</text:span>) to create isolated environments for each project. This avoids conflicts and manages dependencies efficiently.</text:p>
            </text:list-item>
          </text:list>
        </text:list-item>
      </text:list>
      <text:p text:style-name="P137"><text:bookmark text:name="_7r83ezsao0gj"/><text:span text:style-name="T1">Executing Python Code</text:span></text:p>
      <text:p text:style-name="P126">Once Python is installed, you can start writing and executing Python code:</text:p>
      <text:list xml:id="list2547889265" text:style-name="WWNum26">
        <text:list-item>
          <text:p text:style-name="P16"><text:span text:style-name="T3">Write Your Python Code:</text:span></text:p>
          <text:list>
            <text:list-item>
              <text:p text:style-name="P78">Use a text editor or an Integrated Development Environment (IDE) like Visual Studio Code, PyCharm, or simply a terminal-based editor like Nano or Vim.</text:p>
            </text:list-item>
          </text:list>
        </text:list-item>
        <text:list-item>
          <text:p text:style-name="P39"><text:span text:style-name="T3">Save Your Python File:</text:span></text:p>
          <text:list>
            <text:list-item>
              <text:p text:style-name="P78">Save your Python code with a <text:span text:style-name="T5">.py</text:span> extension, for example, <text:span text:style-name="T5">hello.py</text:span>.</text:p>
            </text:list-item>
          </text:list>
        </text:list-item>
        <text:list-item>
          <text:p text:style-name="P39"><text:span text:style-name="T3">Run Python Code:</text:span></text:p>
          <text:list>
            <text:list-item>
              <text:p text:style-name="P100">Open a terminal or command prompt.</text:p>
            </text:list-item>
          </text:list>
        </text:list-item>
      </text:list>
      <text:p text:style-name="Standard">Navigate to the directory where your Python file is located, using <text:span text:style-name="T5">cd</text:span> command:<text:line-break/>bash<text:line-break/>Copy code<text:line-break/><text:span text:style-name="T5">cd path/to/your/python/file</text:span></text:p>
      <text:list xml:id="list53654049488337" text:continue-numbering="true" text:style-name="WWNum26">
        <text:list-item>
          <text:list>
            <text:list-item>
              <text:p text:style-name="P122"/>
            </text:list-item>
          </text:list>
        </text:list-item>
      </text:list>
      <text:p text:style-name="Standard">Execute the Python script by typing:<text:line-break/>Copy code<text:line-break/><text:span text:style-name="T5">python hello.py</text:span></text:p>
      <text:list xml:id="list53654499589360" text:continue-numbering="true" text:style-name="WWNum26">
        <text:list-item>
          <text:list>
            <text:list-item>
              <text:p text:style-name="P113">Replace <text:span text:style-name="T5">hello.py</text:span> with the name of your Python file.</text:p>
            </text:list-item>
          </text:list>
        </text:list-item>
        <text:list-item>
          <text:p text:style-name="P39"><text:span text:style-name="T3">Interpreting Output:</text:span></text:p>
          <text:list>
            <text:list-item>
              <text:p text:style-name="P100">The output of your Python script will be displayed in the terminal.</text:p>
            </text:list-item>
          </text:list>
        </text:list-item>
      </text:list>
      <text:p text:style-name="P137"><text:bookmark text:name="_5pdkr5rd9sle"/><text:soft-page-break/><text:span text:style-name="T1">Additional Tips</text:span></text:p>
      <text:list xml:id="list1032274548" text:style-name="WWNum30">
        <text:list-item>
          <text:p text:style-name="P63"><text:span text:style-name="T3">Package Installation:</text:span></text:p>
        </text:list-item>
      </text:list>
      <text:p text:style-name="Standard">Use <text:span text:style-name="T5">pip</text:span> (Python's package installer) to install additional packages:<text:line-break/>Copy code<text:line-break/><text:span text:style-name="T5">pip install package_name</text:span></text:p>
      <text:list xml:id="list53654875395733" text:continue-numbering="true" text:style-name="WWNum30">
        <text:list-item>
          <text:list>
            <text:list-item>
              <text:p text:style-name="P114"/>
            </text:list-item>
          </text:list>
        </text:list-item>
        <text:list-item>
          <text:p text:style-name="P52"><text:span text:style-name="T3">Using Virtual Environments:</text:span></text:p>
        </text:list-item>
      </text:list>
      <text:p text:style-name="Standard">Create a virtual environment to isolate dependencies for different projects:<text:line-break/>Copy code</text:p>
      <text:list xml:id="list53653767120746" text:continue-numbering="true" text:style-name="WWNum30">
        <text:list-item>
          <text:list>
            <text:list-item>
              <text:p text:style-name="P114">Activate the virtual environment:</text:p>
              <text:list>
                <text:list-item>
                  <text:p text:style-name="P129"><text:span text:style-name="T3">Windows:</text:span> <text:span text:style-name="T5">myenv\Scripts\activate</text:span></text:p>
                </text:list-item>
              </text:list>
            </text:list-item>
            <text:list-item>
              <text:p text:style-name="P101">Install packages within the virtual environment without affecting the global Python installation.</text:p>
            </text:list-item>
          </text:list>
        </text:list-item>
      </text:list>
      <text:p text:style-name="P3"/>
      <text:p text:style-name="P126"/>
      <text:p text:style-name="P137"><text:bookmark text:name="_hs0az1r52gbq"/><text:span text:style-name="T1">5)Installing pip (Python Package Manager)</text:span></text:p>
      <text:list xml:id="list606997527" text:style-name="WWNum17">
        <text:list-item>
          <text:p text:style-name="P17"><text:span text:style-name="T3">Check Python Installation:</text:span></text:p>
          <text:list>
            <text:list-item>
              <text:p text:style-name="P79">Before installing <text:span text:style-name="T5">pip</text:span>, ensure Python is installed on your system. You can verify by typing <text:span text:style-name="T5">python --version</text:span> or <text:span text:style-name="T5">python3 --version</text:span> in your terminal or command prompt.</text:p>
            </text:list-item>
          </text:list>
        </text:list-item>
        <text:list-item>
          <text:p text:style-name="P40"><text:span text:style-name="T3">Download get-pip.py Script:</text:span></text:p>
          <text:list>
            <text:list-item>
              <text:p text:style-name="P79">Go to the<text:a xlink:type="simple" xlink:href="https://pip.pypa.io/en/stable/installation/" text:style-name="ListLabel_20_280" text:visited-style-name="ListLabel_20_280"> </text:a><text:a xlink:type="simple" xlink:href="https://pip.pypa.io/en/stable/installation/" text:style-name="ListLabel_20_281" text:visited-style-name="ListLabel_20_281"><text:span text:style-name="T4">pip installation page</text:span></text:a>.</text:p>
            </text:list-item>
            <text:list-item>
              <text:p text:style-name="P79">Right-click on "get-pip.py" and choose "Save Link As..." to download the script to your computer.</text:p>
            </text:list-item>
          </text:list>
        </text:list-item>
        <text:list-item>
          <text:p text:style-name="P40"><text:span text:style-name="T3">Open a Terminal or Command Prompt:</text:span></text:p>
          <text:list>
            <text:list-item>
              <text:p text:style-name="P79">Open a terminal or command prompt window on your computer.</text:p>
            </text:list-item>
          </text:list>
        </text:list-item>
        <text:list-item>
          <text:p text:style-name="P40"><text:span text:style-name="T3">Navigate to the Directory:</text:span></text:p>
          <text:list>
            <text:list-item>
              <text:p text:style-name="P79">Use <text:span text:style-name="T5">cd</text:span> command to navigate to the directory where <text:span text:style-name="T5">get-pip.py</text:span> is downloaded.</text:p>
            </text:list-item>
          </text:list>
        </text:list-item>
        <text:list-item>
          <text:p text:style-name="P53"><text:soft-page-break/><text:span text:style-name="T3">Install pip:</text:span></text:p>
        </text:list-item>
      </text:list>
      <text:p text:style-name="Standard">Run the <text:span text:style-name="T5">get-pip.py</text:span> script using Python:<text:line-break/>arduino<text:line-break/>Copy code<text:line-break/><text:span text:style-name="T5">python get-pip.py</text:span></text:p>
      <text:list xml:id="list53655336173476" text:continue-numbering="true" text:style-name="WWNum17">
        <text:list-item>
          <text:list>
            <text:list-item>
              <text:p text:style-name="P115"/>
            </text:list-item>
            <text:list-item>
              <text:p text:style-name="P79">This command will install <text:span text:style-name="T5">pip</text:span> along with its dependencies.</text:p>
            </text:list-item>
          </text:list>
        </text:list-item>
        <text:list-item>
          <text:p text:style-name="P53"><text:span text:style-name="T3">Verify Installation:</text:span></text:p>
        </text:list-item>
      </text:list>
      <text:p text:style-name="Standard">After installation completes, verify <text:span text:style-name="T5">pip</text:span> installation by typing:<text:line-break/>css<text:line-break/>Copy code<text:line-break/><text:span text:style-name="T5">pip --version</text:span></text:p>
      <text:list xml:id="list53654896054766" text:continue-numbering="true" text:style-name="WWNum17">
        <text:list-item>
          <text:list>
            <text:list-item>
              <text:p text:style-name="P115"/>
            </text:list-item>
            <text:list-item>
              <text:p text:style-name="P79">You should see the version of <text:span text:style-name="T5">pip</text:span> installed, indicating that it's ready to use.</text:p>
            </text:list-item>
          </text:list>
        </text:list-item>
      </text:list>
      <text:list xml:id="list3268418897" text:style-name="WWNum8">
        <text:list-item>
          <text:p text:style-name="P54"><text:span text:style-name="T3">Updating pip:</text:span></text:p>
        </text:list-item>
      </text:list>
      <text:p text:style-name="Standard">It's a good practice to update <text:span text:style-name="T5">pip</text:span> to the latest version:<text:line-break/>css<text:line-break/>Copy code<text:line-break/><text:span text:style-name="T5">pip install --upgrade pip</text:span></text:p>
      <text:list xml:id="list53653863240912" text:continue-numbering="true" text:style-name="WWNum8">
        <text:list-item>
          <text:list>
            <text:list-item>
              <text:p text:style-name="P116"/>
            </text:list-item>
          </text:list>
        </text:list-item>
        <text:list-item>
          <text:p text:style-name="P54"><text:span text:style-name="T3">Using pip:</text:span></text:p>
        </text:list-item>
      </text:list>
      <text:p text:style-name="Standard">Use <text:span text:style-name="T5">pip</text:span> to install Python packages from the Python Package Index (PyPI):<text:line-break/>Copy code<text:line-break/><text:span text:style-name="T5">pip install package_name</text:span></text:p>
      <text:list xml:id="list53655256818143" text:continue-numbering="true" text:style-name="WWNum8">
        <text:list-item>
          <text:list>
            <text:list-item>
              <text:p text:style-name="P116"/>
            </text:list-item>
            <text:list-item>
              <text:p text:style-name="P80">Replace <text:span text:style-name="T5">package_name</text:span> with the name of the package you want to install.</text:p>
            </text:list-item>
          </text:list>
        </text:list-item>
        <text:list-item>
          <text:p text:style-name="P41"><text:span text:style-name="T3">Managing Packages:</text:span></text:p>
          <text:list>
            <text:list-item>
              <text:p text:style-name="P102">Explore <text:span text:style-name="T5">pip</text:span> documentation or use <text:span text:style-name="T5">pip help</text:span> command to learn more about its capabilitiesss</text:p>
            </text:list-item>
          </text:list>
        </text:list-item>
      </text:list>
      <text:p text:style-name="P137"><text:bookmark text:name="_v02erwkmg54z"/><text:span text:style-name="T1">6)Installing MySQL Database </text:span></text:p>
      <text:list xml:id="list433196191" text:style-name="WWNum20">
        <text:list-item>
          <text:p text:style-name="P18"><text:span text:style-name="T3">Download MySQL Installer:</text:span></text:p>
          <text:list>
            <text:list-item>
              <text:p text:style-name="P81">Go to the<text:a xlink:type="simple" xlink:href="https://dev.mysql.com/downloads/mysql/" text:style-name="ListLabel_20_280" text:visited-style-name="ListLabel_20_280"> </text:a><text:a xlink:type="simple" xlink:href="https://dev.mysql.com/downloads/mysql/" text:style-name="ListLabel_20_281" text:visited-style-name="ListLabel_20_281"><text:span text:style-name="T4">MySQL Community Downloads</text:span></text:a> page.</text:p>
            </text:list-item>
            <text:list-item>
              <text:p text:style-name="P81">Select the appropriate MySQL Installer version for your operating system (Windows, macOS, Linux).</text:p>
            </text:list-item>
          </text:list>
        </text:list-item>
        <text:list-item>
          <text:p text:style-name="P42"><text:soft-page-break/><text:span text:style-name="T3">Run the MySQL Installer:</text:span></text:p>
          <text:list>
            <text:list-item>
              <text:p text:style-name="P81"><text:span text:style-name="T3">Windows:</text:span></text:p>
              <text:list>
                <text:list-item>
                  <text:p text:style-name="P130">Once downloaded, run the MySQL Installer <text:span text:style-name="T5">.exe</text:span> file.</text:p>
                </text:list-item>
                <text:list-item>
                  <text:p text:style-name="P130">Choose "Developer Default" setup type which includes MySQL Server, MySQL Workbench, and other tools.</text:p>
                </text:list-item>
                <text:list-item>
                  <text:p text:style-name="P130">Follow the installation wizard instructions. Leave default options unless you have specific preferences.</text:p>
                </text:list-item>
                <text:list-item>
                  <text:p text:style-name="P133">Set a root password when prompted. Remember this password as it will be needed to access MySQl.</text:p>
                </text:list-item>
              </text:list>
            </text:list-item>
          </text:list>
        </text:list-item>
      </text:list>
      <text:p text:style-name="Standard">Open a terminal and type:<text:line-break/>sql<text:line-break/>Copy code<text:line-break/><text:span text:style-name="T5">sudo apt update</text:span></text:p>
      <text:p text:style-name="Standard"><text:span text:style-name="T5">sudo apt install mysql-server</text:span></text:p>
      <text:list xml:id="list53655653490190" text:continue-numbering="true" text:style-name="WWNum20">
        <text:list-item>
          <text:list>
            <text:list-item>
              <text:list>
                <text:list-item>
                  <text:p text:style-name="P134"/>
                </text:list-item>
                <text:list-item>
                  <text:p text:style-name="P130">During installation, you will be prompted to set the root password.</text:p>
                </text:list-item>
              </text:list>
            </text:list-item>
          </text:list>
        </text:list-item>
        <text:list-item>
          <text:p text:style-name="P55"><text:span text:style-name="T3">Start MySQL Server</text:span></text:p>
        </text:list-item>
      </text:list>
      <text:p text:style-name="P137"><text:bookmark text:name="_kqalearyerkl"/><text:span text:style-name="T1">Configuring MySQL</text:span></text:p>
      <text:list xml:id="list407589946" text:style-name="WWNum27">
        <text:list-item>
          <text:p text:style-name="P19"><text:span text:style-name="T3">Access MySQL Command Line:</text:span></text:p>
          <text:list>
            <text:list-item>
              <text:p text:style-name="P82">Open a terminal or command prompt.</text:p>
            </text:list-item>
          </text:list>
        </text:list-item>
        <text:list-item>
          <text:p text:style-name="P56"><text:span text:style-name="T3">Login to MySQL:</text:span></text:p>
        </text:list-item>
      </text:list>
      <text:p text:style-name="Standard">Type the following command and enter your root password:<text:line-break/>css<text:line-break/>Copy code<text:line-break/><text:span text:style-name="T5">mysql -u root -p</text:span></text:p>
      <text:list xml:id="list53654941821043" text:continue-numbering="true" text:style-name="WWNum27">
        <text:list-item>
          <text:list>
            <text:list-item>
              <text:p text:style-name="P117"/>
            </text:list-item>
            <text:list-item>
              <text:p text:style-name="P82">Replace <text:span text:style-name="T5">root</text:span> with your MySQL username if different.</text:p>
            </text:list-item>
          </text:list>
        </text:list-item>
        <text:list-item>
          <text:p text:style-name="P56"><text:span text:style-name="T3">Secure MySQL Installation (Optional but Recommended):</text:span></text:p>
        </text:list-item>
      </text:list>
      <text:p text:style-name="Standard">If not done during installation, run MySQL secure installation to improve security:<text:line-break/>Copy code<text:line-break/><text:span text:style-name="T5">mysql_secure_installation</text:span></text:p>
      <text:list xml:id="list53654324536268" text:continue-numbering="true" text:style-name="WWNum27">
        <text:list-item>
          <text:list>
            <text:list-item>
              <text:p text:style-name="P117"/>
            </text:list-item>
            <text:list-item>
              <text:p text:style-name="P82"><text:soft-page-break/>Follow the prompts to set root password, remove anonymous users, disallow remote root login, and remove test databases.</text:p>
            </text:list-item>
          </text:list>
        </text:list-item>
        <text:list-item>
          <text:p text:style-name="P56"><text:span text:style-name="T3">Create a New Database:</text:span></text:p>
        </text:list-item>
      </text:list>
      <text:p text:style-name="Standard">Once logged into MySQL, you can create a new database:<text:line-break/>sql<text:line-break/>Copy code<text:line-break/><text:span text:style-name="T5">CREATE DATABASE e.g(db);</text:span></text:p>
      <text:list xml:id="list53653601028560" text:continue-numbering="true" text:style-name="WWNum27">
        <text:list-item>
          <text:list>
            <text:list-item>
              <text:p text:style-name="P117"/>
            </text:list-item>
            <text:list-item>
              <text:p text:style-name="P82">Replace( <text:span text:style-name="T5">db);name</text:span> with the name you want to give your database.</text:p>
            </text:list-item>
          </text:list>
        </text:list-item>
        <text:list-item>
          <text:p text:style-name="P56"><text:span text:style-name="T3">Create MySQL User:</text:span></text:p>
        </text:list-item>
      </text:list>
      <text:p text:style-name="Standard">Create a new user and grant privileges to access the database:<text:line-break/>sql<text:line-break/>Copy code<text:line-break/><text:span text:style-name="T5">CREATE USER 'username'@'localhost' IDENTIFIED BY 'password';</text:span></text:p>
      <text:list xml:id="list53653953431456" text:continue-numbering="true" text:style-name="WWNum27">
        <text:list-item>
          <text:list>
            <text:list-item>
              <text:p text:style-name="P117"/>
            </text:list-item>
            <text:list-item>
              <text:p text:style-name="P82">Replace <text:span text:style-name="T5">username</text:span> and <text:span text:style-name="T5">password</text:span> with your desired username and password.</text:p>
            </text:list-item>
          </text:list>
        </text:list-item>
        <text:list-item>
          <text:p text:style-name="P56"><text:span text:style-name="T3">Grant Privileges:</text:span></text:p>
        </text:list-item>
      </text:list>
      <text:p text:style-name="Standard">Grant necessary privileges to the user for the database:<text:line-break/>sql<text:line-break/>Copy code<text:line-break/><text:span text:style-name="T5">GRANT ALL PRIVILEGES ON db;name.* TO 'username'@'localhost';</text:span></text:p>
      <text:list xml:id="list53653762242806" text:continue-numbering="true" text:style-name="WWNum27">
        <text:list-item>
          <text:list>
            <text:list-item>
              <text:p text:style-name="P117"/>
            </text:list-item>
            <text:list-item>
              <text:p text:style-name="P82">Replace <text:span text:style-name="T5">db;name</text:span>, <text:span text:style-name="T5">username</text:span>, and <text:span text:style-name="T5">localhost</text:span> with your database name, username, and host.</text:p>
            </text:list-item>
          </text:list>
        </text:list-item>
        <text:list-item>
          <text:p text:style-name="P56"><text:span text:style-name="T3">Flush Privileges and Exit:</text:span></text:p>
        </text:list-item>
      </text:list>
      <text:p text:style-name="Standard">Flush privileges to apply changes and exit MySQL:<text:line-break/>bash<text:line-break/>Copy code<text:line-break/><text:span text:style-name="T5">FLUSH PRIVILEGES;</text:span></text:p>
      <text:p text:style-name="Standard"><text:span text:style-name="T5">exit;</text:span></text:p>
      <text:list xml:id="list53655201787147" text:continue-numbering="true" text:style-name="WWNum27">
        <text:list-item>
          <text:list>
            <text:list-item>
              <text:p text:style-name="P117"/>
            </text:list-item>
          </text:list>
        </text:list-item>
      </text:list>
      <text:list xml:id="list1968581937" text:style-name="WWNum10">
        <text:list-item>
          <text:p text:style-name="P43"><text:span text:style-name="T3">MySQL Workbench:</text:span></text:p>
          <text:list>
            <text:list-item>
              <text:p text:style-name="P83">MySQL Workbench is a graphical tool for managing MySQL databases. It's often included in MySQL installers. Use it for visual database design, SQL development, administration, and performance tuning.</text:p>
            </text:list-item>
          </text:list>
        </text:list-item>
        <text:list-item>
          <text:p text:style-name="P43"><text:span text:style-name="T3">Connecting to MySQL Remotely:</text:span></text:p>
          <text:list>
            <text:list-item>
              <text:p text:style-name="P83">If you need to connect to MySQL from another computer, modify MySQL's configuration (<text:span text:style-name="T5">my.cnf</text:span>) to allow remote connections and adjust firewall settings.</text:p>
            </text:list-item>
          </text:list>
        </text:list-item>
        <text:list-item>
          <text:p text:style-name="P43"><text:soft-page-break/><text:span text:style-name="T3">Learning Resources:</text:span></text:p>
          <text:list>
            <text:list-item>
              <text:p text:style-name="P103">Explore MySQL documentation and tutorials to learn more about advanced configuration, SQL queries, and database management.</text:p>
            </text:list-item>
          </text:list>
        </text:list-item>
      </text:list>
      <text:p text:style-name="P137"><text:bookmark text:name="_cex10pcjp7i2"/><text:span text:style-name="T1">7)Installing Docker</text:span></text:p>
      <text:list xml:id="list2005862715" text:style-name="WWNum13">
        <text:list-item>
          <text:p text:style-name="P20"><text:span text:style-name="T3">Download Docker:</text:span></text:p>
          <text:list>
            <text:list-item>
              <text:p text:style-name="P84">Go to the Docker official website and download Docker Desktop for your operating system (Windows, macOS, Linux).</text:p>
            </text:list-item>
          </text:list>
        </text:list-item>
        <text:list-item>
          <text:p text:style-name="P44"><text:span text:style-name="T3">Install Docker:</text:span></text:p>
          <text:list>
            <text:list-item>
              <text:p text:style-name="P84"><text:span text:style-name="T3">Windows:</text:span></text:p>
              <text:list>
                <text:list-item>
                  <text:p text:style-name="P131">Run the downloaded installer <text:span text:style-name="T5">.exe</text:span> file.</text:p>
                </text:list-item>
                <text:list-item>
                  <text:p text:style-name="P131">Follow the installation wizard instructions.</text:p>
                </text:list-item>
                <text:list-item>
                  <text:p text:style-name="P131">Docker Desktop will be installed, including Docker Engine, Docker CLI, and Docker Compose.</text:p>
                </text:list-item>
                <text:list-item>
                  <text:p text:style-name="P131">Typically involves adding a Docker repository, installing packages (<text:span text:style-name="T5">docker-ce</text:span>, <text:span text:style-name="T5">docker-ce-cli</text:span>, <text:span text:style-name="T5">containerd.io</text:span>), and starting Docker service.</text:p>
                </text:list-item>
              </text:list>
            </text:list-item>
          </text:list>
        </text:list-item>
        <text:list-item>
          <text:p text:style-name="P44"><text:span text:style-name="T3">Start Docker:</text:span></text:p>
          <text:list>
            <text:list-item>
              <text:p text:style-name="P84">Launch Docker Desktop application from your applications folder or start menu.</text:p>
            </text:list-item>
          </text:list>
        </text:list-item>
        <text:list-item>
          <text:p text:style-name="P44"><text:span text:style-name="T3">Verify Docker Installation:</text:span></text:p>
          <text:list>
            <text:list-item>
              <text:p text:style-name="P104">Open a terminal or command prompt.</text:p>
            </text:list-item>
          </text:list>
        </text:list-item>
      </text:list>
      <text:p text:style-name="Standard">Check Docker version:<text:line-break/>css<text:line-break/>Copy code<text:line-break/><text:span text:style-name="T5">docker --version</text:span></text:p>
      <text:list xml:id="list53654352183494" text:continue-numbering="true" text:style-name="WWNum13">
        <text:list-item>
          <text:list>
            <text:list-item>
              <text:p text:style-name="P123"/>
            </text:list-item>
          </text:list>
        </text:list-item>
      </text:list>
      <text:p text:style-name="Standard">Verify Docker is running:<text:line-break/>Copy code<text:line-break/><text:span text:style-name="T5">docker info</text:span></text:p>
      <text:list xml:id="list53654843302263" text:continue-numbering="true" text:style-name="WWNum13">
        <text:list-item>
          <text:list>
            <text:list-item>
              <text:p text:style-name="P123"/>
            </text:list-item>
          </text:list>
        </text:list-item>
      </text:list>
      <text:p text:style-name="P137"><text:bookmark text:name="_8zzxhjclov9a"/><text:span text:style-name="T1">Setting Up Development Environment with Docker</text:span></text:p>
      <text:list xml:id="list2932345268" text:style-name="WWNum6">
        <text:list-item>
          <text:p text:style-name="P64"><text:span text:style-name="T3">Create a Dockerfile:</text:span></text:p>
        </text:list-item>
      </text:list>
      <text:p text:style-name="Standard"><text:soft-page-break/>Create a directory for your project and navigate into it:<text:line-break/>bash<text:line-break/>Copy code<text:line-break/><text:span text:style-name="T5">mkdir my project</text:span></text:p>
      <text:p text:style-name="Standard"><text:span text:style-name="T5">cd my project</text:span></text:p>
      <text:list xml:id="list53654200528244" text:continue-numbering="true" text:style-name="WWNum6">
        <text:list-item>
          <text:list>
            <text:list-item>
              <text:p text:style-name="P124">Create a file named <text:span text:style-name="T5">Dockerfile</text:span> (without any extension) in this directory.</text:p>
            </text:list-item>
          </text:list>
        </text:list-item>
      </text:list>
      <text:p text:style-name="Standard">Example <text:span text:style-name="T5">Dockerfile</text:span> for a Python project using Flask:<text:line-break/>dockerfile<text:line-break/>Copy code<text:line-break/><text:span text:style-name="T5"># Use an official Python runtime as a parent image</text:span></text:p>
      <text:p text:style-name="Standard"><text:span text:style-name="T5">FROM python:2.9-slim</text:span></text:p>
      <text:p text:style-name="P1"/>
      <text:p text:style-name="Standard"><text:span text:style-name="T5"># Set the working directory in the container</text:span></text:p>
      <text:p text:style-name="Standard"><text:span text:style-name="T5">WORKDIR /app</text:span></text:p>
      <text:p text:style-name="P1"/>
      <text:p text:style-name="Standard"><text:span text:style-name="T5"># Copy the current directory contents into the container at /app</text:span></text:p>
      <text:p text:style-name="Standard"><text:span text:style-name="T5">COPY . /app</text:span></text:p>
      <text:p text:style-name="P1"/>
      <text:p text:style-name="Standard"><text:span text:style-name="T5"># Install any needed packages specified in requirements.txt</text:span></text:p>
      <text:p text:style-name="Standard"><text:span text:style-name="T5">RUN pip install --no-cache-dir -r requirements.txt</text:span></text:p>
      <text:p text:style-name="P1"/>
      <text:p text:style-name="Standard"><text:span text:style-name="T5"># Make port 5000 available to the world outside this container</text:span></text:p>
      <text:p text:style-name="Standard"><text:span text:style-name="T5">EXPOSE 5000</text:span></text:p>
      <text:p text:style-name="P1"/>
      <text:p text:style-name="Standard"><text:span text:style-name="T5"># Define environment variable</text:span></text:p>
      <text:p text:style-name="Standard"><text:span text:style-name="T5">ENV NAME World</text:span></text:p>
      <text:p text:style-name="P1"/>
      <text:p text:style-name="Standard"><text:soft-page-break/><text:span text:style-name="T5"># Run app.py when the container launches</text:span></text:p>
      <text:p text:style-name="Standard"><text:span text:style-name="T5">CMD ["python", "app.py"]</text:span></text:p>
      <text:list xml:id="list53655554616000" text:continue-numbering="true" text:style-name="WWNum6">
        <text:list-item>
          <text:list>
            <text:list-item>
              <text:p text:style-name="P118"/>
            </text:list-item>
          </text:list>
        </text:list-item>
        <text:list-item>
          <text:p text:style-name="P57"><text:span text:style-name="T3">Build Docker Image:</text:span></text:p>
        </text:list-item>
      </text:list>
      <text:p text:style-name="Standard">In the same directory as <text:span text:style-name="T5">Dockerfile</text:span>, run the following command to build your Docker image:<text:line-break/>Copy code<text:line-break/><text:span text:style-name="T5">docker build -t my <text:s/>project .</text:span></text:p>
      <text:list xml:id="list53654376649660" text:continue-numbering="true" text:style-name="WWNum6">
        <text:list-item>
          <text:list>
            <text:list-item>
              <text:p text:style-name="P118"/>
            </text:list-item>
            <text:list-item>
              <text:p text:style-name="P85">Replace <text:span text:style-name="T5">myy project</text:span> with your desired image name.</text:p>
            </text:list-item>
          </text:list>
        </text:list-item>
        <text:list-item>
          <text:p text:style-name="P57"><text:span text:style-name="T3">Run Docker Container:</text:span></text:p>
        </text:list-item>
      </text:list>
      <text:p text:style-name="Standard">Once the image is built, run a Docker container based on this image:<text:line-break/>arduino<text:line-break/>Copy code<text:line-break/><text:span text:style-name="T5">docker run -p 5000:5000 my project</text:span></text:p>
      <text:list xml:id="list53654642553262" text:continue-numbering="true" text:style-name="WWNum6">
        <text:list-item>
          <text:list>
            <text:list-item>
              <text:p text:style-name="P118"/>
            </text:list-item>
            <text:list-item>
              <text:p text:style-name="P85">This command maps port 5000 from the container to your host machine.</text:p>
            </text:list-item>
          </text:list>
        </text:list-item>
        <text:list-item>
          <text:p text:style-name="P57"><text:span text:style-name="T3">Access Container Shell (Optional):</text:span></text:p>
        </text:list-item>
      </text:list>
      <text:p text:style-name="Standard">To access the shell inside a running container, use:<text:line-break/>bash<text:line-break/>Copy code<text:line-break/><text:span text:style-name="T5">docker exec -it &lt;container_id_or_name&gt; bash</text:span></text:p>
      <text:list xml:id="list53655135583090" text:continue-numbering="true" text:style-name="WWNum6">
        <text:list-item>
          <text:list>
            <text:list-item>
              <text:p text:style-name="P118"/>
            </text:list-item>
            <text:list-item>
              <text:p text:style-name="P105">Replace <text:span text:style-name="T5">&lt;container_id_or_name&gt;</text:span> with the actual container ID or name.</text:p>
            </text:list-item>
          </text:list>
        </text:list-item>
      </text:list>
      <text:p text:style-name="P137"><text:bookmark text:name="_4rjvf3h4pctc"/><text:span text:style-name="T1">Using Docker Compose for Multi-Container Projects</text:span></text:p>
      <text:list xml:id="list3081682738" text:style-name="WWNum18">
        <text:list-item>
          <text:p text:style-name="P21"><text:span text:style-name="T3">Create </text:span><text:span text:style-name="T6">docker-compose.yml</text:span><text:span text:style-name="T3">:</text:span></text:p>
          <text:list>
            <text:list-item>
              <text:p text:style-name="P106">For projects with multiple containers, create a <text:span text:style-name="T5">docker-compose.yml</text:span> file in your project directory.</text:p>
            </text:list-item>
          </text:list>
        </text:list-item>
      </text:list>
      <text:p text:style-name="Standard">Example <text:span text:style-name="T5">docker-compose.yml</text:span> for a web application with frontend and backend services:<text:line-break/>yaml<text:line-break/>Copy code<text:line-break/><text:span text:style-name="T5">version: '3'</text:span></text:p>
      <text:p text:style-name="Standard"><text:span text:style-name="T5">services:</text:span></text:p>
      <text:p text:style-name="Standard"><text:span text:style-name="T5"><text:s text:c="2"/>frontend:</text:span></text:p>
      <text:p text:style-name="Standard"><text:soft-page-break/><text:span text:style-name="T5"><text:s text:c="4"/>image: nginx:latest</text:span></text:p>
      <text:p text:style-name="Standard"><text:span text:style-name="T5"><text:s text:c="4"/>ports:</text:span></text:p>
      <text:p text:style-name="Standard"><text:span text:style-name="T5"><text:s text:c="6"/>- "80:80"</text:span></text:p>
      <text:p text:style-name="Standard"><text:span text:style-name="T5"><text:s text:c="4"/>volumes:</text:span></text:p>
      <text:p text:style-name="Standard"><text:span text:style-name="T5"><text:s text:c="6"/>- ./frontend:/usr/share/nginx/html</text:span></text:p>
      <text:p text:style-name="Standard"><text:span text:style-name="T5"><text:s text:c="4"/>networks:</text:span></text:p>
      <text:p text:style-name="Standard"><text:span text:style-name="T5"><text:s text:c="6"/>- my network</text:span></text:p>
      <text:p text:style-name="P1"/>
      <text:p text:style-name="Standard"><text:span text:style-name="T5"><text:s text:c="2"/>backend:</text:span></text:p>
      <text:p text:style-name="Standard"><text:span text:style-name="T5"><text:s text:c="4"/>image: python:3.9-slim</text:span></text:p>
      <text:p text:style-name="Standard"><text:span text:style-name="T5"><text:s text:c="4"/>working_dir: /app</text:span></text:p>
      <text:p text:style-name="Standard"><text:span text:style-name="T5"><text:s text:c="4"/>volumes:</text:span></text:p>
      <text:p text:style-name="Standard"><text:span text:style-name="T5"><text:s text:c="6"/>- ./backend:/app</text:span></text:p>
      <text:p text:style-name="Standard"><text:span text:style-name="T5"><text:s text:c="4"/>command: python app.py</text:span></text:p>
      <text:p text:style-name="Standard"><text:span text:style-name="T5"><text:s text:c="4"/>networks:</text:span></text:p>
      <text:p text:style-name="Standard"><text:span text:style-name="T5"><text:s text:c="6"/>- my network</text:span></text:p>
      <text:p text:style-name="P1"/>
      <text:p text:style-name="Standard"><text:span text:style-name="T5">networks:</text:span></text:p>
      <text:p text:style-name="Standard"><text:span text:style-name="T5"><text:s text:c="2"/>My network:</text:span></text:p>
      <text:list xml:id="list53655117210722" text:continue-numbering="true" text:style-name="WWNum18">
        <text:list-item>
          <text:list>
            <text:list-item>
              <text:p text:style-name="P119"/>
            </text:list-item>
          </text:list>
        </text:list-item>
        <text:list-item>
          <text:p text:style-name="P58"><text:span text:style-name="T3">Start Docker Compose:</text:span></text:p>
        </text:list-item>
      </text:list>
      <text:p text:style-name="Standard"><text:soft-page-break/>Run the following command in the directory containing <text:span text:style-name="T5">docker-compose.yml</text:span>:<text:line-break/>Copy code<text:line-break/><text:span text:style-name="T5">docker-compose up</text:span></text:p>
      <text:list xml:id="list53655315019022" text:continue-numbering="true" text:style-name="WWNum18">
        <text:list-item>
          <text:list>
            <text:list-item>
              <text:p text:style-name="P119"/>
            </text:list-item>
            <text:list-item>
              <text:p text:style-name="P106">This command starts all defined services (containers) defined in the <text:span text:style-name="T5">docker-compose.yml</text:span> file.</text:p>
            </text:list-item>
          </text:list>
        </text:list-item>
      </text:list>
      <text:p text:style-name="P137"><text:bookmark text:name="_v0q0had1eceg"/><text:span text:style-name="T1">Managing Dependencies and Isolation</text:span></text:p>
      <text:list xml:id="list1529428466" text:style-name="WWNum9">
        <text:list-item>
          <text:p text:style-name="P22"><text:span text:style-name="T3">Isolating Projects:</text:span></text:p>
          <text:list>
            <text:list-item>
              <text:p text:style-name="P86">Each Docker container is isolated, containing only the dependencies specified in its <text:span text:style-name="T5">Dockerfile</text:span>.</text:p>
            </text:list-item>
            <text:list-item>
              <text:p text:style-name="P86">Use separate containers or Docker Compose files (<text:span text:style-name="T5">docker-compose.yml</text:span>) for different projects to maintain isolation.</text:p>
            </text:list-item>
          </text:list>
        </text:list-item>
        <text:list-item>
          <text:p text:style-name="P45"><text:span text:style-name="T3">Managing Dependencies:</text:span></text:p>
          <text:list>
            <text:list-item>
              <text:p text:style-name="P86">Define project dependencies (libraries, packages) in a <text:span text:style-name="T5">requirements.txt</text:span>, <text:span text:style-name="T5">package.json</text:span>, or equivalent file and install them using Docker's build commands (<text:span text:style-name="T5">RUN pip install</text:span>, <text:span text:style-name="T5">npm install</text:span>, etc.) in your <text:span text:style-name="T5">Dockerfile</text:span>.</text:p>
            </text:list-item>
          </text:list>
        </text:list-item>
        <text:list-item>
          <text:p text:style-name="P59"><text:span text:style-name="T3">Cleaning Up:</text:span></text:p>
        </text:list-item>
      </text:list>
      <text:p text:style-name="Standard">Remove stopped containers, unused networks, and dangling images periodically to free up disk space:<text:line-break/>Copy code<text:line-break/><text:span text:style-name="T5">docker system prune</text:span></text:p>
      <text:list xml:id="list53655659209551" text:continue-numbering="true" text:style-name="WWNum9">
        <text:list-item>
          <text:list>
            <text:list-item>
              <text:p text:style-name="P125"/>
            </text:list-item>
          </text:list>
        </text:list-item>
      </text:list>
      <text:p text:style-name="P126">By following these steps, you can effectively set up a development environment using Docker, isolate project dependencies, and manage multi-container applications with Docker Compose. Adjust <text:span text:style-name="T5">Dockerfile</text:span> and <text:span text:style-name="T5">docker-compose.yml</text:span> according to your project's specific requirements and technologies.</text:p>
      <text:p text:style-name="P136"><text:bookmark text:name="_k854f8mcr5d8"/><text:span text:style-name="T2">8)1. Open Visual Studio Code:</text:span></text:p>
      <text:list xml:id="list2787218942" text:style-name="WWNum24">
        <text:list-item>
          <text:p text:style-name="P65">Launch VS Code on your computer.</text:p>
        </text:list-item>
      </text:list>
      <text:p text:style-name="P136"><text:bookmark text:name="_tueux1wi1syj"/><text:span text:style-name="T2">2. Access Extensions Marketplace:</text:span></text:p>
      <text:list xml:id="list3087924540" text:style-name="WWNum3">
        <text:list-item>
          <text:p text:style-name="P66">Click on the Extensions view icon on the sidebar (or use <text:span text:style-name="T5">Ctrl+Shift+X</text:span> shortcut).</text:p>
        </text:list-item>
      </text:list>
      <text:p text:style-name="P136"><text:bookmark text:name="_xun44665ur9i"/><text:span text:style-name="T2">3. Search for Extensions:</text:span></text:p>
      <text:list xml:id="list3189006831" text:style-name="WWNum11">
        <text:list-item>
          <text:p text:style-name="P67">In the Extensions Marketplace search bar, type keywords related to the functionality you want to add (e.g., "Python", "JavaScript", "Git").</text:p>
        </text:list-item>
      </text:list>
      <text:p text:style-name="P136"><text:bookmark text:name="_qjh2h5tyhcc7"/><text:span text:style-name="T2">4. Explore and Install Extensions:</text:span></text:p>
      <text:list xml:id="list1864205877" text:style-name="WWNum23">
        <text:list-item>
          <text:p text:style-name="P23">Browse through the list of extensions that match your search.</text:p>
        </text:list-item>
        <text:list-item>
          <text:p text:style-name="P46"><text:soft-page-break/>Click on an extension to view its details, description, ratings, and reviews.</text:p>
        </text:list-item>
        <text:list-item>
          <text:p text:style-name="P60">Click the "Install" button next to an extension to install it.</text:p>
        </text:list-item>
      </text:list>
      <text:p text:style-name="P136"><text:bookmark text:name="_sf1kkeckkjk"/><text:span text:style-name="T2">5. Recommended Extensions:</text:span></text:p>
      <text:list xml:id="list3148066515" text:style-name="WWNum25">
        <text:list-item>
          <text:p text:style-name="P24">Consider installing some commonly used extensions for enhanced functionality:</text:p>
          <text:list>
            <text:list-item>
              <text:p text:style-name="P87"><text:span text:style-name="T3">Programming Languages:</text:span> Extensions for specific languages like Python and JavaScript, provide syntax highlighting, linting, and debugging support.</text:p>
            </text:list-item>
            <text:list-item>
              <text:p text:style-name="P87"><text:span text:style-name="T3">Version Control:</text:span> Git extensions for managing repositories directly within VS Code.</text:p>
            </text:list-item>
            <text:list-item>
              <text:p text:style-name="P87"><text:span text:style-name="T3">Themes and UI Customization:</text:span> Extensions to change the appearance of VS Code.</text:p>
            </text:list-item>
            <text:list-item>
              <text:p text:style-name="P87"><text:span text:style-name="T3">Debuggers:</text:span> Extensions for debugging applications written in different languages.</text:p>
            </text:list-item>
            <text:list-item>
              <text:p text:style-name="P107"><text:span text:style-name="T3">Snippets:</text:span> Extensions that provide code snippets for faster coding.</text:p>
            </text:list-item>
          </text:list>
        </text:list-item>
      </text:list>
      <text:p text:style-name="P136"><text:bookmark text:name="_kjozn8hboj6p"/><text:span text:style-name="T2">6. Manage Extensions:</text:span></text:p>
      <text:list xml:id="list1737161093" text:style-name="WWNum28">
        <text:list-item>
          <text:p text:style-name="P25">Once installed, extensions can be managed from the Extensions view:</text:p>
          <text:list>
            <text:list-item>
              <text:p text:style-name="P88"><text:span text:style-name="T3">Enable/Disable:</text:span> Toggle extensions on/off to activate or deactivate their functionality.</text:p>
            </text:list-item>
            <text:list-item>
              <text:p text:style-name="P88"><text:span text:style-name="T3">Update:</text:span> Update extensions to the latest version for bug fixes and new features.</text:p>
            </text:list-item>
            <text:list-item>
              <text:p text:style-name="P108"><text:span text:style-name="T3">Uninstall:</text:span> Remove extensions that are no longer needed.</text:p>
            </text:list-item>
          </text:list>
        </text:list-item>
      </text:list>
      <text:p text:style-name="P136"><text:bookmark text:name="_xwpubtxyq0s"/><text:span text:style-name="T2"><text:s/>Installing Python Extension in VS Code</text:span></text:p>
      <text:list xml:id="list825903323" text:style-name="WWNum2">
        <text:list-item>
          <text:p text:style-name="P26"><text:span text:style-name="T3">Search for Python Extension:</text:span></text:p>
          <text:list>
            <text:list-item>
              <text:p text:style-name="P89">In the Extensions Marketplace, type "Python".</text:p>
            </text:list-item>
          </text:list>
        </text:list-item>
        <text:list-item>
          <text:p text:style-name="P47"><text:span text:style-name="T3">Install Python Extension:</text:span></text:p>
          <text:list>
            <text:list-item>
              <text:p text:style-name="P89">Click on the "Install" button next to the "Python" extension provided by Microsoft.</text:p>
            </text:list-item>
          </text:list>
        </text:list-item>
        <text:list-item>
          <text:p text:style-name="P47"><text:span text:style-name="T3">Configure Python Environment (Optional):</text:span></text:p>
          <text:list>
            <text:list-item>
              <text:p text:style-name="P89">After installation, open a Python file (.py) in VS Code.</text:p>
            </text:list-item>
            <text:list-item>
              <text:p text:style-name="P89"><text:soft-page-break/>If prompted, select a Python interpreter (e.g., system Python, virtual environment).</text:p>
            </text:list-item>
          </text:list>
        </text:list-item>
        <text:list-item>
          <text:p text:style-name="P47"><text:span text:style-name="T3">Explore Additional Features:</text:span></text:p>
          <text:list>
            <text:list-item>
              <text:p text:style-name="P109">The Python extension provides features like IntelliSense (code completion), linting, debugging, and more.</text:p>
            </text:list-item>
          </text:list>
        </text:list-item>
      </text:list>
      <text:p text:style-name="P137"><text:bookmark text:name="_nx78cyozre1g"/><text:span text:style-name="T1"><text:s/>Exploring and Using Extensions:</text:span></text:p>
      <text:list xml:id="list1589562230" text:style-name="WWNum14">
        <text:list-item>
          <text:p text:style-name="P27"><text:span text:style-name="T3">Read Documentation:</text:span> Explore documentation or tutorials provided by extension developers to maximize their use.</text:p>
        </text:list-item>
        <text:list-item>
          <text:p text:style-name="P48"><text:span text:style-name="T3">Customize Settings:</text:span> Adjust extension settings through VS Code's Settings (<text:span text:style-name="T5">Ctrl+,</text:span>) to tailor them to your workflow.</text:p>
        </text:list-item>
        <text:list-item>
          <text:p text:style-name="P48"><text:span text:style-name="T3">Stay Updated:</text:span> Regularly update extensions to benefit from new features and bug fixes.</text:p>
        </text:list-item>
        <text:list-item>
          <text:p text:style-name="P61"><text:span text:style-name="T3">Community Feedback:</text:span> Consider extension ratings, reviews, and community forums for insight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1" style:display-name="ListLabel 281"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0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4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5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2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3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0" meta:paragraph-count="390" meta:word-count="3620" meta:character-count="22818" meta:non-whitespace-character-count="19748"/>
    <meta:generator>LibreOfficeDev/6.0.5.2$Linux_X86_64 LibreOffice_project/</meta:generator>
  </office:meta>
</office:document-meta>
</file>